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variable"/>
    <style:font-face style:name="IPA Pゴシック2" svg:font-family="'IPA Pゴシック', IPAPGothic" style:font-adornments="標準" style:font-family-generic="moder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Hiragino Kaku Gothic Pro1" svg:font-family="'Hiragino Kaku Gothic Pro'" style:font-family-generic="swiss" style:font-pitch="variable"/>
    <style:font-face style:name="Hiragino Kaku Gothic Pro" svg:font-family="'Hiragino Kaku Gothic Pro'" style:font-adornments="標準" style:font-family-generic="swiss" style:font-pitch="variable"/>
    <style:font-face style:name="IPA Pゴシック3" svg:font-family="'IPA Pゴシック', IPAPGothic" style:font-adornments="標準" style:font-family-generic="swiss" style:font-pitch="variable"/>
    <style:font-face style:name="IPAPGothic" svg:font-family="IPAPGothic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6cm" fo:min-width="9.372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7.617cm" fo:min-width="7.908cm"/>
    </style:style>
    <style:style style:name="gr4" style:family="graphic" style:parent-style-name="standard">
      <style:graphic-properties draw:stroke="none" svg:stroke-color="#000000" draw:fill="none" draw:fill-color="#ffffff" fo:min-height="7.238cm"/>
    </style:style>
    <style:style style:name="gr5" style:family="graphic" style:parent-style-name="standard">
      <style:graphic-properties draw:stroke="none" svg:stroke-color="#000000" draw:fill="none" draw:fill-color="#ffffff" fo:min-height="0.4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0cm"/>
    </style:style>
    <style:style style:name="gr8" style:family="graphic">
      <style:graphic-properties draw:textarea-horizontal-align="justify" draw:textarea-vertical-align="middle" draw:auto-grow-height="false" fo:min-height="6.26cm" fo:min-width="9.372cm"/>
    </style:style>
    <style:style style:name="gr9" style:family="graphic">
      <style:graphic-properties draw:textarea-horizontal-align="justify" draw:textarea-vertical-align="middle" draw:auto-grow-height="false" fo:min-height="7.617cm" fo:min-width="7.908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7.6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838cm" fo:min-width="3.28cm"/>
    </style:style>
    <style:style style:name="gr14" style:family="graphic" style:parent-style-name="standard">
      <style:graphic-properties draw:stroke="none" svg:stroke-color="#000000" draw:fill="none" draw:fill-color="#ffffff" fo:min-height="0.476cm"/>
    </style:style>
    <style:style style:name="gr15" style:family="graphic" style:parent-style-name="standard">
      <style:graphic-properties draw:textarea-horizontal-align="justify" draw:textarea-vertical-align="middle" draw:auto-grow-height="false" fo:min-height="1.63cm" fo:min-width="3.24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3.177cm"/>
    </style:style>
    <style:style style:name="gr17" style:family="graphic" style:parent-style-name="standard">
      <style:graphic-properties draw:stroke="none" svg:stroke-color="#000000" draw:fill="none" draw:fill-color="#ffffff" fo:min-height="0.423cm"/>
    </style:style>
    <style:style style:name="gr18" style:family="graphic">
      <style:graphic-properties draw:textarea-horizontal-align="justify" draw:textarea-vertical-align="middle" draw:auto-grow-height="false" fo:min-height="0.838cm" fo:min-width="3.28cm"/>
    </style:style>
    <style:style style:name="gr19" style:family="graphic">
      <style:graphic-properties draw:textarea-horizontal-align="justify" draw:textarea-vertical-align="middle" draw:auto-grow-height="false" fo:min-height="1.63cm" fo:min-width="3.248cm"/>
    </style:style>
    <style:style style:name="gr20" style:family="graphic" style:parent-style-name="standard">
      <style:graphic-properties draw:stroke="none" svg:stroke-color="#000000" draw:fill="none" draw:fill-color="#ffffff" fo:min-height="0.664cm"/>
    </style:style>
    <style:style style:name="gr21" style:family="graphic" style:parent-style-name="standard">
      <style:graphic-properties draw:textarea-horizontal-align="justify" draw:textarea-vertical-align="middle" draw:auto-grow-height="false" fo:min-height="0.751cm" fo:min-width="2.02cm"/>
    </style:style>
    <style:style style:name="gr22" style:family="graphic" style:parent-style-name="standard">
      <style:graphic-properties draw:stroke="none" svg:stroke-color="#000000" draw:fill="none" draw:fill-color="#ffffff" fo:min-height="0.614cm"/>
    </style:style>
    <style:style style:name="gr23" style:family="graphic" style:parent-style-name="standard">
      <style:graphic-properties draw:stroke="none" svg:stroke-color="#000000" draw:fill="none" draw:fill-color="#ffffff" fo:min-height="0.915cm"/>
    </style:style>
    <style:style style:name="gr24" style:family="graphic">
      <style:graphic-properties draw:fill="solid" draw:fill-color="#ff3366" draw:textarea-horizontal-align="justify" draw:textarea-vertical-align="middle" draw:auto-grow-height="false" fo:min-height="0.751cm" fo:min-width="2.02cm"/>
    </style:style>
    <style:style style:name="gr25" style:family="graphic">
      <style:graphic-properties draw:textarea-horizontal-align="justify" draw:textarea-vertical-align="middle" draw:auto-grow-height="false" fo:min-height="0.751cm" fo:min-width="2.02cm"/>
    </style:style>
    <style:style style:name="gr26" style:family="graphic">
      <style:graphic-properties draw:fill="solid" draw:fill-color="#ff3366" draw:textarea-horizontal-align="justify" draw:textarea-vertical-align="middle" draw:auto-grow-height="false" fo:min-height="0.838cm" fo:min-width="3.28cm"/>
    </style:style>
    <style:style style:name="gr27" style:family="graphic">
      <style:graphic-properties draw:fill="none" draw:fill-color="#ff3366" draw:textarea-horizontal-align="justify" draw:textarea-vertical-align="middle" draw:auto-grow-height="false" fo:min-height="0.751cm" fo:min-width="2.02cm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2.322cm" fo:min-width="4.057cm"/>
    </style:style>
    <style:style style:name="gr29" style:family="graphic" style:parent-style-name="standard">
      <style:graphic-properties draw:stroke="none" svg:stroke-color="#000000" draw:fill="none" draw:fill-color="#ffffff" fo:min-height="5.015cm"/>
    </style:style>
    <style:style style:name="gr30" style:family="graphic" style:parent-style-name="standard">
      <style:graphic-properties draw:fill="solid" draw:fill-color="#ff3366" draw:textarea-horizontal-align="justify" draw:textarea-vertical-align="middle" draw:auto-grow-height="false" fo:min-height="0.838cm" fo:min-width="3.28cm"/>
    </style:style>
    <style:style style:name="gr31" style:family="graphic">
      <style:graphic-properties draw:fill="solid" draw:fill-color="#ff3366" draw:textarea-horizontal-align="justify" draw:textarea-vertical-align="middle" draw:auto-grow-height="false" fo:min-height="0.838cm" fo:min-width="3.28cm"/>
    </style:style>
    <style:style style:name="gr32" style:family="graphic">
      <style:graphic-properties draw:textarea-horizontal-align="justify" draw:textarea-vertical-align="middle" draw:auto-grow-height="false" fo:min-height="0.838cm" fo:min-width="3.28cm"/>
    </style:style>
    <style:style style:name="gr33" style:family="graphic">
      <style:graphic-properties draw:fill="solid" draw:fill-color="#ffffff" draw:textarea-horizontal-align="justify" draw:textarea-vertical-align="middle" draw:auto-grow-height="false" fo:min-height="2.322cm" fo:min-width="4.057cm"/>
    </style:style>
    <style:style style:name="P1" style:family="paragraph">
      <style:paragraph-properties fo:text-align="center"/>
    </style:style>
    <style:style style:name="P2" style:family="paragraph">
      <style:text-properties style:font-name="Hiragino Kaku Gothic Pro1" fo:font-size="10pt" style:font-size-asian="10pt" style:font-size-complex="10pt"/>
    </style:style>
    <style:style style:name="P3" style:family="paragraph">
      <style:text-properties style:font-name="Hiragino Kaku Gothic Pro1" fo:font-size="12pt" style:font-size-asian="12pt" style:font-size-complex="12pt"/>
    </style:style>
    <style:style style:name="P4" style:family="paragraph">
      <style:text-properties style:font-name="Hiragino Kaku Gothic Pro1"/>
    </style:style>
    <style:style style:name="P5" style:family="paragraph">
      <style:text-properties style:font-name="Hiragino Kaku Gothic Pro1" fo:font-size="10pt"/>
    </style:style>
    <style:style style:name="P6" style:family="paragraph">
      <style:text-properties fo:font-size="12pt"/>
    </style:style>
    <style:style style:name="P7" style:family="paragraph">
      <style:text-properties fo:font-size="18pt"/>
    </style:style>
    <style:style style:name="P8" style:family="paragraph">
      <style:text-properties style:font-name="Hiragino Kaku Gothic Pro1" fo:font-size="18pt"/>
    </style:style>
    <style:style style:name="P9" style:family="paragraph">
      <style:text-properties fo:font-size="10pt"/>
    </style:style>
    <style:style style:name="P10" style:family="paragraph">
      <style:text-properties style:font-name="Hiragino Kaku Gothic Pro1" style:font-name-asian="Hiragino Kaku Gothic Pro1" style:font-size-asian="18pt"/>
    </style:style>
    <style:style style:name="P11" style:family="paragraph">
      <style:text-properties fo:color="#ff3366" fo:font-size="10pt"/>
    </style:style>
    <style:style style:name="P12" style:family="paragraph">
      <style:text-properties fo:color="#ff3366" style:font-name="Hiragino Kaku Gothic Pro1" fo:font-size="10pt" style:font-size-asian="10pt" style:font-size-complex="10pt"/>
    </style:style>
    <style:style style:name="P13" style:family="paragraph">
      <style:text-properties style:font-name="Hiragino Kaku Gothic Pro1" fo:font-size="13pt" style:font-size-asian="13pt" style:font-size-complex="13pt"/>
    </style:style>
    <style:style style:name="P14" style:family="paragraph">
      <style:paragraph-properties fo:text-align="center"/>
      <style:text-properties style:font-name="Hiragino Kaku Gothic Pro1" fo:font-size="13pt" style:font-size-asian="13pt" style:font-size-complex="13pt"/>
    </style:style>
    <style:style style:name="P15" style:family="paragraph">
      <style:text-properties style:font-name="Hiragino Kaku Gothic Pro1" style:font-name-asian="Hiragino Kaku Gothic Pro1"/>
    </style:style>
    <style:style style:name="P16" style:family="paragraph">
      <style:text-properties style:use-window-font-color="true" fo:font-size="10pt"/>
    </style:style>
    <style:style style:name="P17" style:family="paragraph">
      <style:text-properties style:use-window-font-color="true" style:font-name="Hiragino Kaku Gothic Pro1" fo:font-size="10pt" style:font-size-asian="10pt" style:font-size-complex="10pt"/>
    </style:style>
    <style:style style:name="P18" style:family="paragraph">
      <style:text-properties fo:font-size="13pt"/>
    </style:style>
    <style:style style:name="P19" style:family="paragraph">
      <style:paragraph-properties fo:text-align="center"/>
      <style:text-properties fo:font-size="13pt"/>
    </style:style>
    <style:style style:name="P20" style:family="paragraph">
      <style:text-properties style:font-name="Hiragino Kaku Gothic Pro1" fo:font-size="13pt" style:font-name-asian="Hiragino Kaku Gothic Pro1" style:font-size-asian="13pt" style:font-size-complex="13pt"/>
    </style:style>
    <style:style style:name="P21" style:family="paragraph">
      <style:paragraph-properties fo:text-align="center"/>
      <style:text-properties style:font-name="Hiragino Kaku Gothic Pro1" fo:font-size="13pt" style:font-name-asian="Hiragino Kaku Gothic Pro1" style:font-size-asian="13pt" style:font-size-complex="13pt"/>
    </style:style>
    <style:style style:name="P22" style:family="paragraph">
      <style:text-properties style:font-size-asian="13pt"/>
    </style:style>
    <style:style style:name="P23" style:family="paragraph">
      <style:paragraph-properties fo:text-align="center"/>
      <style:text-properties style:font-size-asian="13pt"/>
    </style:style>
    <style:style style:name="P24" style:family="paragraph">
      <style:text-properties style:font-name="Hiragino Kaku Gothic Pro1" fo:font-size="13pt"/>
    </style:style>
    <style:style style:name="P25" style:family="paragraph">
      <style:text-properties style:font-name="Hiragino Kaku Gothic Pro1" fo:font-size="10pt" style:font-name-asian="Hiragino Kaku Gothic Pro1" style:font-size-asian="10pt" style:font-size-complex="10pt"/>
    </style:style>
    <style:style style:name="P26" style:family="paragraph"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fo:text-align="center"/>
      <style:text-properties style:font-name="Hiragino Kaku Gothic Pro1" fo:font-size="14pt" style:font-name-asian="Hiragino Kaku Gothic Pro1" style:font-size-asian="14pt" style:font-size-complex="14pt"/>
    </style:style>
    <style:style style:name="P28" style:family="paragraph">
      <style:paragraph-properties fo:text-align="center"/>
      <style:text-properties fo:font-size="18pt"/>
    </style:style>
    <style:style style:name="T1" style:family="text">
      <style:text-properties style:font-name="Hiragino Kaku Gothic Pro1" fo:font-size="10pt" style:font-size-asian="10pt" style:font-size-complex="10pt"/>
    </style:style>
    <style:style style:name="T2" style:family="text">
      <style:text-properties style:font-name="Hiragino Kaku Gothic Pro1" fo:font-size="12pt" style:font-size-asian="12pt" style:font-size-complex="12pt"/>
    </style:style>
    <style:style style:name="T3" style:family="text">
      <style:text-properties style:font-name="Hiragino Kaku Gothic Pro1"/>
    </style:style>
    <style:style style:name="T4" style:family="text">
      <style:text-properties style:font-name="Hiragino Kaku Gothic Pro1" fo:font-size="10pt" style:font-name-asian="Hiragino Kaku Gothic Pro1" style:font-size-asian="10pt" style:font-size-complex="10pt"/>
    </style:style>
    <style:style style:name="T5" style:family="text">
      <style:text-properties fo:color="#ff3366" style:font-name="Hiragino Kaku Gothic Pro1" fo:font-size="10pt" style:font-size-asian="10pt" style:font-size-complex="10pt"/>
    </style:style>
    <style:style style:name="T6" style:family="text">
      <style:text-properties style:font-name="Hiragino Kaku Gothic Pro1" style:font-name-asian="Hiragino Kaku Gothic Pro1" style:font-size-asian="18pt"/>
    </style:style>
    <style:style style:name="T7" style:family="text">
      <style:text-properties style:font-name="Hiragino Kaku Gothic Pro1" fo:font-size="13pt" style:font-size-asian="13pt" style:font-size-complex="13pt"/>
    </style:style>
    <style:style style:name="T8" style:family="text">
      <style:text-properties style:font-name="Hiragino Kaku Gothic Pro1" style:font-name-asian="Hiragino Kaku Gothic Pro1"/>
    </style:style>
    <style:style style:name="T9" style:family="text">
      <style:text-properties style:use-window-font-color="true" style:font-name="Hiragino Kaku Gothic Pro1" fo:font-size="10pt" style:font-size-asian="10pt" style:font-size-complex="10pt"/>
    </style:style>
    <style:style style:name="T10" style:family="text">
      <style:text-properties style:font-name="Hiragino Kaku Gothic Pro1" fo:font-size="13pt" style:font-name-asian="Hiragino Kaku Gothic Pro1" style:font-size-asian="13pt" style:font-size-complex="13pt"/>
    </style:style>
    <style:style style:name="T11" style:family="text">
      <style:text-properties fo:color="#ff3366" style:font-name="Hiragino Kaku Gothic Pro1" fo:font-size="13pt" style:font-size-asian="13pt" style:font-size-complex="13pt"/>
    </style:style>
    <style:style style:name="T12" style:family="text">
      <style:text-properties style:use-window-font-color="true" style:font-name="Hiragino Kaku Gothic Pro1" fo:font-size="13pt" style:font-size-asian="13pt" style:font-size-complex="13pt"/>
    </style:style>
    <style:style style:name="T13" style:family="text">
      <style:text-properties fo:color="#ff3366" style:font-name="Hiragino Kaku Gothic Pro1" fo:font-size="13pt" style:font-name-asian="Hiragino Kaku Gothic Pro1" style:font-size-asian="13pt" style:font-size-complex="13pt"/>
    </style:style>
    <style:style style:name="T14" style:family="text">
      <style:text-properties style:font-name="Hiragino Kaku Gothic Pro1" fo:font-size="14pt" style:font-name-asian="Hiragino Kaku Gothic Pro1" style:font-size-asian="14pt" style:font-size-complex="14pt"/>
    </style:style>
    <style:style style:name="T15" style:family="text">
      <style:text-properties style:use-window-font-color="true" style:font-name="Hiragino Kaku Gothic Pro1" fo:font-size="13pt" style:font-name-asian="Hiragino Kaku Gothic Pro1" style:font-size-asian="13pt" style:font-size-complex="13pt"/>
    </style:style>
    <style:style style:name="T16" style:family="text">
      <style:text-properties style:font-name="Hiragino Kaku Gothic Pro1" fo:font-size="16pt" style:font-name-asian="Hiragino Kaku Gothic Pro1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custom-shape draw:style-name="gr1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3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><text:span text:style-name="T1">&lt;!DOCTYPE html&gt;</text:span></text:p>
            <text:p><text:span text:style-name="T1">&lt;html&gt;</text:span></text:p>
            <text:p><text:span text:style-name="T1"/></text:p>
            <text:p><text:span text:style-name="T1"><text:s text:c="2"/></text:span><text:span text:style-name="T1">&lt;head&gt;</text:span></text:p>
            <text:p><text:span text:style-name="T1"><text:s text:c="4"/></text:span><text:span text:style-name="T1">&lt;meta charset="utf-8"&gt;</text:span></text:p>
            <text:p><text:span text:style-name="T1"><text:s text:c="4"/></text:span><text:span text:style-name="T1">&lt;title&gt;</text:span><text:span text:style-name="T1">練習問題</text:span><text:span text:style-name="T1">06-7&lt;/title&gt;</text:span></text:p>
            <text:p><text:span text:style-name="T1"><text:s text:c="4"/></text:span><text:span text:style-name="T1">&lt;script src="ex06-7.js"&gt;&lt;/script&gt;</text:span></text:p>
            <text:p><text:span text:style-name="T1"><text:s text:c="2"/></text:span><text:span text:style-name="T1">&lt;/head&gt;</text:span></text:p>
            <text:p><text:span text:style-name="T1"/></text:p>
            <text:p><text:span text:style-name="T1"><text:s text:c="2"/></text:span><text:span text:style-name="T1">&lt;body&gt;</text:span></text:p>
            <text:p><text:span text:style-name="T1"><text:s text:c="4"/></text:span><text:span text:style-name="T1">&lt;h1&gt;</text:span><text:span text:style-name="T1">引数の練習</text:span><text:span text:style-name="T1">&lt;/h1&gt;</text:span></text:p>
            <text:p><text:span text:style-name="T1"><text:s text:c="4"/></text:span><text:span text:style-name="T1">&lt;input type="button" value="</text:span><text:span text:style-name="T1">あいさつ</text:span><text:span text:style-name="T1">" onclick="sayhello();"&gt;</text:span></text:p>
            <text:p><text:span text:style-name="T1"><text:s text:c="4"/></text:span><text:span text:style-name="T1">&lt;input type="button" value="</text:span><text:span text:style-name="T1">太郎</text:span><text:span text:style-name="T1">" onclick="someone('</text:span><text:span text:style-name="T1">太郎</text:span><text:span text:style-name="T1">');"&gt;</text:span></text:p>
            <text:p><text:span text:style-name="T1"><text:s text:c="4"/></text:span><text:span text:style-name="T1">&lt;input type="button" value="</text:span><text:span text:style-name="T1">花子</text:span><text:span text:style-name="T1">" onclick="someone('</text:span><text:span text:style-name="T1">花子</text:span><text:span text:style-name="T1">');"&gt;</text:span></text:p>
            <text:p><text:span text:style-name="T1"><text:s text:c="2"/></text:span><text:span text:style-name="T1">&lt;/body&gt;</text:span></text:p>
            <text:p><text:span text:style-name="T1"/></text:p>
            <text:p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><text:span text:style-name="T2">file:///hoge/ex06-7.html</text:span></text:p>
          </draw:text-box>
        </draw:frame>
        <draw:custom-shape draw:style-name="gr3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4" draw:layer="layout" svg:width="4.498cm" svg:height="0.962cm" svg:x="13.962cm" svg:y="9.359cm">
          <draw:text-box>
            <text:p><text:span text:style-name="T3">ex06-7.js</text:span></text:p>
          </draw:text-box>
        </draw:frame>
        <draw:custom-shape draw:style-name="gr3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4" draw:layer="layout" svg:width="4.498cm" svg:height="0.962cm" svg:x="3.633cm" svg:y="9.32cm">
          <draw:text-box>
            <text:p><text:span text:style-name="T3">ex06-7.html</text:span></text:p>
          </draw:text-box>
        </draw:frame>
        <draw:frame draw:style-name="gr7" draw:text-style-name="P2" draw:layer="layout" svg:width="6.458cm" svg:height="4.814cm" svg:x="14.396cm" svg:y="10.585cm">
          <draw:text-box>
            <text:p><text:span text:style-name="T1">var who = 'world';</text:span></text:p>
            <text:p><text:span text:style-name="T1"/></text:p>
            <text:p><text:span text:style-name="T1">function sayhello() {</text:span></text:p>
            <text:p><text:span text:style-name="T1"><text:s text:c="2"/></text:span><text:span text:style-name="T1">alert('Hello, ' + who + '!');</text:span></text:p>
            <text:p><text:span text:style-name="T1">}</text:span></text:p>
            <text:p><text:span text:style-name="T1"/></text:p>
            <text:p><text:span text:style-name="T1">function someone(x) {</text:span></text:p>
            <text:p><text:span text:style-name="T1"><text:s text:c="2"/></text:span><text:span text:style-name="T1">who = x;</text:span></text:p>
            <text:p><text:span text:style-name="T1">}</text:span></text:p>
          </draw:text-box>
        </draw:frame>
      </draw:page>
      <draw:page draw:name="page2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628cm" svg:x="3.806cm" svg:y="10.585cm">
          <draw:text-box>
            <text:p text:style-name="P5"><text:span text:style-name="T1">&lt;!DOCTYPE html&gt;</text:span></text:p>
            <text:p text:style-name="P5"><text:span text:style-name="T1">&lt;html&gt;</text:span></text:p>
            <text:p text:style-name="P5"><text:span text:style-name="T1"/></text:p>
            <text:p text:style-name="P5"><text:span text:style-name="T1"><text:s text:c="2"/></text:span><text:span text:style-name="T1">&lt;head&gt;</text:span></text:p>
            <text:p text:style-name="P5"><text:span text:style-name="T1"><text:s text:c="4"/></text:span><text:span text:style-name="T1">&lt;meta charset="utf-8"&gt;</text:span></text:p>
            <text:p text:style-name="P5"><text:span text:style-name="T1"><text:s text:c="4"/></text:span><text:span text:style-name="T1">&lt;title&gt;</text:span><text:span text:style-name="T4">練習問題</text:span><text:span text:style-name="T4">06-7</text:span><text:span text:style-name="T1">&lt;/title&gt;</text:span></text:p>
            <text:p text:style-name="P5"><text:span text:style-name="T1"><text:s text:c="4"/></text:span><text:span text:style-name="T5">&lt;script src="ex06-7.js"&gt;&lt;/script&gt;</text:span></text:p>
            <text:p text:style-name="P5"><text:span text:style-name="T1"><text:s text:c="2"/></text:span><text:span text:style-name="T1">&lt;/head&gt;</text:span></text:p>
            <text:p text:style-name="P5"><text:span text:style-name="T1"/></text:p>
            <text:p text:style-name="P5"><text:span text:style-name="T1"><text:s text:c="2"/></text:span><text:span text:style-name="T1">&lt;body&gt;</text:span></text:p>
            <text:p text:style-name="P5"><text:span text:style-name="T1"><text:s text:c="4"/></text:span><text:span text:style-name="T1">&lt;h1&gt;</text:span><text:span text:style-name="T4">引数の練習</text:span><text:span text:style-name="T1">&lt;/h1&gt;</text:span></text:p>
            <text:p text:style-name="P5"><text:span text:style-name="T1"><text:s text:c="4"/></text:span><text:span text:style-name="T1">&lt;input type="button" value="</text:span><text:span text:style-name="T4">あいさつ</text:span><text:span text:style-name="T1">" onclick="sayhello();"&gt;</text:span></text:p>
            <text:p text:style-name="P5"><text:span text:style-name="T1"><text:s text:c="4"/></text:span><text:span text:style-name="T1">&lt;input type="button" value="</text:span><text:span text:style-name="T4">太郎</text:span><text:span text:style-name="T1">" onclick="someone('</text:span><text:span text:style-name="T4">太郎</text:span><text:span text:style-name="T1">');"&gt;</text:span></text:p>
            <text:p text:style-name="P5"><text:span text:style-name="T1"><text:s text:c="4"/></text:span><text:span text:style-name="T1">&lt;input type="button" value="</text:span><text:span text:style-name="T4">花子</text:span><text:span text:style-name="T1">" onclick="someone('</text:span><text:span text:style-name="T4">花子</text:span><text:span text:style-name="T1">');"&gt;</text:span></text:p>
            <text:p text:style-name="P5"><text:span text:style-name="T1"><text:s text:c="2"/></text:span><text:span text:style-name="T1">&lt;/body&gt;</text:span></text:p>
            <text:p text:style-name="P5"><text:span text:style-name="T1"/></text:p>
            <text:p text:style-name="P5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7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13.962cm" svg:y="9.359cm">
          <draw:text-box>
            <text:p text:style-name="P7"><text:span text:style-name="T3">ex06-7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3.633cm" svg:y="9.32cm">
          <draw:text-box>
            <text:p text:style-name="P7"><text:span text:style-name="T3">ex06-7.html</text:span></text:p>
          </draw:text-box>
        </draw:frame>
        <draw:frame draw:style-name="gr7" draw:text-style-name="P2" draw:layer="layout" svg:width="6.458cm" svg:height="4.814cm" svg:x="14.396cm" svg:y="10.585cm">
          <draw:text-box>
            <text:p text:style-name="P9"><text:span text:style-name="T1">var who = 'world';</text:span></text:p>
            <text:p text:style-name="P9"><text:span text:style-name="T1"/></text:p>
            <text:p text:style-name="P9"><text:span text:style-name="T1">function sayhello() {</text:span></text:p>
            <text:p text:style-name="P9"><text:span text:style-name="T1"><text:s text:c="2"/></text:span><text:span text:style-name="T1">alert('Hello, ' + who + '!');</text:span></text:p>
            <text:p text:style-name="P9"><text:span text:style-name="T1">}</text:span></text:p>
            <text:p text:style-name="P9"><text:span text:style-name="T1"/></text:p>
            <text:p text:style-name="P9"><text:span text:style-name="T1">function someone(x) {</text:span></text:p>
            <text:p text:style-name="P9"><text:span text:style-name="T1"><text:s text:c="2"/></text:span><text:span text:style-name="T1">who = x;</text:span></text:p>
            <text:p text:style-name="P9"><text:span text:style-name="T1">}</text:span></text:p>
          </draw:text-box>
        </draw:frame>
        <draw:line draw:style-name="gr10" draw:text-style-name="P1" draw:layer="layout" svg:x1="9.276cm" svg:y1="13.028cm" svg:x2="13.206cm" svg:y2="6.946cm">
          <text:p/>
        </draw:line>
        <draw:frame draw:style-name="gr11" draw:text-style-name="P10" draw:layer="layout" svg:width="8.122cm" svg:height="1.102cm" svg:x="4.319cm" svg:y="6.61cm">
          <draw:text-box>
            <text:p><text:span text:style-name="T6">スクリプトファイルの指定</text:span></text:p>
          </draw:text-box>
        </draw:frame>
      </draw:page>
      <draw:page draw:name="page3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9"><text:span text:style-name="T1">&lt;!DOCTYPE html&gt;</text:span></text:p>
            <text:p text:style-name="P9"><text:span text:style-name="T1">&lt;html&gt;</text:span></text:p>
            <text:p text:style-name="P9"><text:span text:style-name="T1"/></text:p>
            <text:p text:style-name="P9"><text:span text:style-name="T1"><text:s text:c="2"/></text:span><text:span text:style-name="T1">&lt;head&gt;</text:span></text:p>
            <text:p text:style-name="P9"><text:span text:style-name="T1"><text:s text:c="4"/></text:span><text:span text:style-name="T1">&lt;meta charset="utf-8"&gt;</text:span></text:p>
            <text:p text:style-name="P9"><text:span text:style-name="T1"><text:s text:c="4"/></text:span><text:span text:style-name="T1">&lt;title&gt;</text:span><text:span text:style-name="T1">練習問題</text:span><text:span text:style-name="T1">06-7&lt;/title&gt;</text:span></text:p>
            <text:p text:style-name="P9"><text:span text:style-name="T1"><text:s text:c="4"/></text:span><text:span text:style-name="T1">&lt;script src="ex06-7.js"&gt;&lt;/script&gt;</text:span></text:p>
            <text:p text:style-name="P9"><text:span text:style-name="T1"><text:s text:c="2"/></text:span><text:span text:style-name="T1">&lt;/head&gt;</text:span></text:p>
            <text:p text:style-name="P9"><text:span text:style-name="T1"/></text:p>
            <text:p text:style-name="P9"><text:span text:style-name="T1"><text:s text:c="2"/></text:span><text:span text:style-name="T1">&lt;body&gt;</text:span></text:p>
            <text:p text:style-name="P9"><text:span text:style-name="T1"><text:s text:c="4"/></text:span><text:span text:style-name="T1">&lt;h1&gt;</text:span><text:span text:style-name="T1">引数の練習</text:span><text:span text:style-name="T1">&lt;/h1&gt;</text:span></text:p>
            <text:p text:style-name="P9"><text:span text:style-name="T1"><text:s text:c="4"/></text:span><text:span text:style-name="T1">&lt;input type="button" value="</text:span><text:span text:style-name="T1">あいさつ</text:span><text:span text:style-name="T1">" onclick="sayhello();"&gt;</text:span></text:p>
            <text:p text:style-name="P9"><text:span text:style-name="T1"><text:s text:c="4"/></text:span><text:span text:style-name="T1">&lt;input type="button" value="</text:span><text:span text:style-name="T1">太郎</text:span><text:span text:style-name="T1">" onclick="someone('</text:span><text:span text:style-name="T1">太郎</text:span><text:span text:style-name="T1">');"&gt;</text:span></text:p>
            <text:p text:style-name="P9"><text:span text:style-name="T1"><text:s text:c="4"/></text:span><text:span text:style-name="T1">&lt;input type="button" value="</text:span><text:span text:style-name="T1">花子</text:span><text:span text:style-name="T1">" onclick="someone('</text:span><text:span text:style-name="T1">花子</text:span><text:span text:style-name="T1">');"&gt;</text:span></text:p>
            <text:p text:style-name="P9"><text:span text:style-name="T1"><text:s text:c="2"/></text:span><text:span text:style-name="T1">&lt;/body&gt;</text:span></text:p>
            <text:p text:style-name="P9"><text:span text:style-name="T1"/></text:p>
            <text:p text:style-name="P9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7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13.962cm" svg:y="9.359cm">
          <draw:text-box>
            <text:p text:style-name="P7"><text:span text:style-name="T3">ex06-7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3.633cm" svg:y="9.32cm">
          <draw:text-box>
            <text:p text:style-name="P7"><text:span text:style-name="T3">ex06-7.html</text:span></text:p>
          </draw:text-box>
        </draw:frame>
        <draw:frame draw:style-name="gr7" draw:text-style-name="P12" draw:layer="layout" svg:width="6.458cm" svg:height="4.814cm" svg:x="14.396cm" svg:y="10.585cm">
          <draw:text-box>
            <text:p text:style-name="P11"><text:span text:style-name="T5">var who = 'world';</text:span></text:p>
            <text:p text:style-name="P11"><text:span text:style-name="T5"/></text:p>
            <text:p text:style-name="P11"><text:span text:style-name="T5">function sayhello() {</text:span></text:p>
            <text:p text:style-name="P11"><text:span text:style-name="T5"><text:s text:c="2"/></text:span><text:span text:style-name="T5">alert('Hello, ' + who + '!');</text:span></text:p>
            <text:p text:style-name="P11"><text:span text:style-name="T5">}</text:span></text:p>
            <text:p text:style-name="P11"><text:span text:style-name="T5"/></text:p>
            <text:p text:style-name="P11"><text:span text:style-name="T5">function someone(x) {</text:span></text:p>
            <text:p text:style-name="P11"><text:span text:style-name="T5"><text:s text:c="2"/></text:span><text:span text:style-name="T5">who = x;</text:span></text:p>
            <text:p text:style-name="P11"><text:span text:style-name="T5">}</text:span></text:p>
          </draw:text-box>
        </draw:frame>
        <draw:line draw:style-name="gr10" draw:text-style-name="P1" draw:layer="layout" svg:x1="16.037cm" svg:y1="9.402cm" svg:x2="14.971cm" svg:y2="7.071cm">
          <text:p/>
        </draw:line>
        <draw:frame draw:style-name="gr12" draw:text-style-name="P10" draw:layer="layout" svg:width="9.716cm" svg:height="2.015cm" svg:x="13.986cm" svg:y="7.784cm">
          <draw:text-box>
            <text:p><text:span text:style-name="T6">指定されたスクリプトファイルが読み込まれる</text:span></text:p>
          </draw:text-box>
        </draw:frame>
        <draw:custom-shape draw:style-name="gr13" draw:text-style-name="P1" draw:layer="layout" svg:width="3.78cm" svg:height="1.088cm" svg:x="22.769cm" svg:y="2.71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.59cm" svg:height="0.726cm" svg:x="22.319cm" svg:y="2.071cm">
          <draw:text-box>
            <text:p><text:span text:style-name="T7">var who</text:span></text:p>
          </draw:text-box>
        </draw:frame>
        <draw:custom-shape draw:style-name="gr15" draw:text-style-name="P14" draw:layer="layout" svg:width="5.3cm" svg:height="2.658cm" svg:x="22.078cm" svg:y="4.247cm">
          <text:p text:style-name="P1"><text:span text:style-name="T7">function sayhello()</text:span></text:p>
          <text:p text:style-name="P1"><text:span text:style-name="T7">function someon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5" draw:layer="layout" svg:width="3.677cm" svg:height="1.102cm" svg:x="24.23cm" svg:y="7.095cm">
          <draw:text-box>
            <text:p><text:span text:style-name="T8">関数の登録</text:span></text:p>
          </draw:text-box>
        </draw:frame>
        <draw:frame draw:style-name="gr17" draw:text-style-name="P3" draw:layer="layout" svg:width="3.021cm" svg:height="0.673cm" svg:x="23.2cm" svg:y="2.884cm">
          <draw:text-box>
            <text:p><text:span text:style-name="T2">world</text:span></text:p>
          </draw:text-box>
        </draw:frame>
      </draw:page>
      <draw:page draw:name="page4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8.461cm" svg:x="3.806cm" svg:y="10.585cm">
          <draw:text-box>
            <text:p text:style-name="P9"><text:span text:style-name="T1">&lt;!DOCTYPE html&gt;</text:span></text:p>
            <text:p text:style-name="P9"><text:span text:style-name="T1">&lt;html&gt;</text:span></text:p>
            <text:p text:style-name="P9"><text:span text:style-name="T1"/></text:p>
            <text:p text:style-name="P9"><text:span text:style-name="T1"><text:s text:c="2"/></text:span><text:span text:style-name="T1">&lt;head&gt;</text:span></text:p>
            <text:p text:style-name="P9"><text:span text:style-name="T1"><text:s text:c="4"/></text:span><text:span text:style-name="T1">&lt;meta charset="utf-8"&gt;</text:span></text:p>
            <text:p text:style-name="P9"><text:span text:style-name="T1"><text:s text:c="4"/></text:span><text:span text:style-name="T1">&lt;title&gt;</text:span><text:span text:style-name="T1">練習問題</text:span><text:span text:style-name="T1">06-7&lt;/title&gt;</text:span></text:p>
            <text:p text:style-name="P9"><text:span text:style-name="T1"><text:s text:c="4"/></text:span><text:span text:style-name="T1">&lt;script src="ex06-7.js"&gt;&lt;/script&gt;</text:span></text:p>
            <text:p text:style-name="P9"><text:span text:style-name="T1"><text:s text:c="2"/></text:span><text:span text:style-name="T1">&lt;/head&gt;</text:span></text:p>
            <text:p text:style-name="P9"><text:span text:style-name="T1"/></text:p>
            <text:p text:style-name="P9"><text:span text:style-name="T1"><text:s text:c="2"/></text:span><text:span text:style-name="T1">&lt;body&gt;</text:span></text:p>
            <text:p text:style-name="P9"><text:span text:style-name="T1"><text:s text:c="4"/></text:span><text:span text:style-name="T5">&lt;h1&gt;</text:span><text:span text:style-name="T5">引数の練習</text:span><text:span text:style-name="T5">&lt;/h1&gt;</text:span></text:p>
            <text:p text:style-name="P9"><text:span text:style-name="T5"><text:s text:c="4"/></text:span><text:span text:style-name="T5">&lt;input type="button" value="</text:span><text:span text:style-name="T5">あいさつ</text:span><text:span text:style-name="T5">" onclick="sayhello();"&gt;</text:span></text:p>
            <text:p text:style-name="P9"><text:span text:style-name="T5"><text:s text:c="4"/></text:span><text:span text:style-name="T5">&lt;input type="button" value="</text:span><text:span text:style-name="T5">太郎</text:span><text:span text:style-name="T5">" onclick="someone('</text:span><text:span text:style-name="T5">太郎</text:span><text:span text:style-name="T5">');"&gt;</text:span></text:p>
            <text:p text:style-name="P9"><text:span text:style-name="T5"><text:s text:c="4"/></text:span><text:span text:style-name="T5">&lt;input type="button" value="</text:span><text:span text:style-name="T5">花子</text:span><text:span text:style-name="T5">" onclick="someone('</text:span><text:span text:style-name="T5">花子</text:span><text:span text:style-name="T5">');"&gt;</text:span></text:p>
            <text:p text:style-name="P9"><text:span text:style-name="T1"><text:s text:c="2"/></text:span><text:span text:style-name="T1">&lt;/body&gt;</text:span></text:p>
            <text:p text:style-name="P9"><text:span text:style-name="T1"/></text:p>
            <text:p text:style-name="P9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7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13.962cm" svg:y="9.359cm">
          <draw:text-box>
            <text:p text:style-name="P7"><text:span text:style-name="T3">ex06-7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3.633cm" svg:y="9.32cm">
          <draw:text-box>
            <text:p text:style-name="P7"><text:span text:style-name="T3">ex06-7.html</text:span></text:p>
          </draw:text-box>
        </draw:frame>
        <draw:frame draw:style-name="gr7" draw:text-style-name="P17" draw:layer="layout" svg:width="6.458cm" svg:height="4.814cm" svg:x="14.396cm" svg:y="10.585cm">
          <draw:text-box>
            <text:p text:style-name="P16"><text:span text:style-name="T9">var who = 'world';</text:span></text:p>
            <text:p text:style-name="P16"><text:span text:style-name="T9"/></text:p>
            <text:p text:style-name="P16"><text:span text:style-name="T9">function sayhello() {</text:span></text:p>
            <text:p text:style-name="P16"><text:span text:style-name="T9"><text:s text:c="2"/></text:span><text:span text:style-name="T9">alert('Hello, ' + who + '!');</text:span></text:p>
            <text:p text:style-name="P16"><text:span text:style-name="T9">}</text:span></text:p>
            <text:p text:style-name="P16"><text:span text:style-name="T9"/></text:p>
            <text:p text:style-name="P16"><text:span text:style-name="T9">function someone(x) {</text:span></text:p>
            <text:p text:style-name="P16"><text:span text:style-name="T9"><text:s text:c="2"/></text:span><text:span text:style-name="T9">who = x;</text:span></text:p>
            <text:p text:style-name="P16"><text:span text:style-name="T9">}</text:span></text:p>
          </draw:text-box>
        </draw:frame>
        <draw:custom-shape draw:style-name="gr18" draw:text-style-name="P1" draw:layer="Layout" svg:width="3.78cm" svg:height="1.088cm" svg:x="22.769cm" svg:y="2.71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.59cm" svg:height="0.726cm" svg:x="22.319cm" svg:y="2.071cm">
          <draw:text-box>
            <text:p text:style-name="P18"><text:span text:style-name="T7">var who</text:span></text:p>
          </draw:text-box>
        </draw:frame>
        <draw:custom-shape draw:style-name="gr19" draw:text-style-name="P14" draw:layer="Layout" svg:width="5.3cm" svg:height="2.658cm" svg:x="22.078cm" svg:y="4.247cm">
          <text:p text:style-name="P19"><text:span text:style-name="T7">function sayhello()</text:span></text:p>
          <text:p text:style-name="P19"><text:span text:style-name="T7">function someon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3.021cm" svg:height="0.673cm" svg:x="23.2cm" svg:y="2.884cm">
          <draw:text-box>
            <text:p text:style-name="P6"><text:span text:style-name="T2">world</text:span></text:p>
          </draw:text-box>
        </draw:frame>
        <draw:line draw:style-name="gr10" draw:text-style-name="P1" draw:layer="layout" svg:x1="7.975cm" svg:y1="14.276cm" svg:x2="11.686cm" svg:y2="8.062cm">
          <text:p/>
        </draw:line>
        <draw:frame draw:style-name="gr20" draw:text-style-name="P20" draw:layer="layout" svg:width="3.297cm" svg:height="0.914cm" svg:x="10.754cm" svg:y="3.126cm">
          <draw:text-box>
            <text:p><text:span text:style-name="T10">引数の練習</text:span></text:p>
          </draw:text-box>
        </draw:frame>
        <draw:custom-shape draw:style-name="gr21" draw:text-style-name="P21" draw:layer="layout" svg:width="2.52cm" svg:height="1.001cm" svg:x="11.03cm" svg:y="4.179cm">
          <text:p text:style-name="P1"><text:span text:style-name="T10">あいさつ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2.52cm" svg:height="1.001cm" svg:x="10.961cm" svg:y="5.456cm">
          <text:p text:style-name="P1"><text:span text:style-name="T10">太郎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2.52cm" svg:height="1.001cm" svg:x="10.944cm" svg:y="6.854cm">
          <text:p text:style-name="P1"><text:span text:style-name="T10">花子</text:span></text:p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5.282cm" svg:height="0.864cm" svg:x="13.67cm" svg:y="4.264cm">
          <draw:text-box>
            <text:p><text:span text:style-name="T7">onclick=”sayhello();”</text:span></text:p>
          </draw:text-box>
        </draw:frame>
        <draw:frame draw:style-name="gr23" draw:text-style-name="P13" draw:layer="layout" svg:width="6.542cm" svg:height="1.165cm" svg:x="13.67cm" svg:y="5.541cm">
          <draw:text-box>
            <text:p><text:span text:style-name="T7">onclick=”someone('</text:span><text:span text:style-name="T10">太郎</text:span><text:span text:style-name="T7">');”</text:span></text:p>
          </draw:text-box>
        </draw:frame>
        <draw:frame draw:style-name="gr23" draw:text-style-name="P13" draw:layer="layout" svg:width="6.574cm" svg:height="1.165cm" svg:x="13.67cm" svg:y="6.922cm">
          <draw:text-box>
            <text:p><text:span text:style-name="T7">onclick=”someone('</text:span><text:span text:style-name="T10">花子</text:span><text:span text:style-name="T7">');”</text:span></text:p>
          </draw:text-box>
        </draw:frame>
      </draw:page>
      <draw:page draw:name="page5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8.461cm" svg:x="3.806cm" svg:y="10.585cm">
          <draw:text-box>
            <text:p text:style-name="P9"><text:span text:style-name="T1">&lt;!DOCTYPE html&gt;</text:span></text:p>
            <text:p text:style-name="P9"><text:span text:style-name="T1">&lt;html&gt;</text:span></text:p>
            <text:p text:style-name="P9"><text:span text:style-name="T1"/></text:p>
            <text:p text:style-name="P9"><text:span text:style-name="T1"><text:s text:c="2"/></text:span><text:span text:style-name="T1">&lt;head&gt;</text:span></text:p>
            <text:p text:style-name="P9"><text:span text:style-name="T1"><text:s text:c="4"/></text:span><text:span text:style-name="T1">&lt;meta charset="utf-8"&gt;</text:span></text:p>
            <text:p text:style-name="P9"><text:span text:style-name="T1"><text:s text:c="4"/></text:span><text:span text:style-name="T1">&lt;title&gt;</text:span><text:span text:style-name="T1">練習問題</text:span><text:span text:style-name="T1">06-7&lt;/title&gt;</text:span></text:p>
            <text:p text:style-name="P9"><text:span text:style-name="T1"><text:s text:c="4"/></text:span><text:span text:style-name="T1">&lt;script src="ex06-7.js"&gt;&lt;/script&gt;</text:span></text:p>
            <text:p text:style-name="P9"><text:span text:style-name="T1"><text:s text:c="2"/></text:span><text:span text:style-name="T1">&lt;/head&gt;</text:span></text:p>
            <text:p text:style-name="P9"><text:span text:style-name="T1"/></text:p>
            <text:p text:style-name="P9"><text:span text:style-name="T1"><text:s text:c="2"/></text:span><text:span text:style-name="T1">&lt;body&gt;</text:span></text:p>
            <text:p text:style-name="P9"><text:span text:style-name="T1"><text:s text:c="4"/></text:span><text:span text:style-name="T9">&lt;h1&gt;</text:span><text:span text:style-name="T9">引数の練習</text:span><text:span text:style-name="T9">&lt;/h1&gt;</text:span></text:p>
            <text:p text:style-name="P9"><text:span text:style-name="T9"><text:s text:c="4"/></text:span><text:span text:style-name="T9">&lt;input type="button" value="</text:span><text:span text:style-name="T9">あいさつ</text:span><text:span text:style-name="T9">" onclick="sayhello();"&gt;</text:span></text:p>
            <text:p text:style-name="P9"><text:span text:style-name="T9"><text:s text:c="4"/></text:span><text:span text:style-name="T9">&lt;input type="button" value="</text:span><text:span text:style-name="T9">太郎</text:span><text:span text:style-name="T9">" onclick="someone('</text:span><text:span text:style-name="T9">太郎</text:span><text:span text:style-name="T9">');"&gt;</text:span></text:p>
            <text:p text:style-name="P9"><text:span text:style-name="T9"><text:s text:c="4"/></text:span><text:span text:style-name="T9">&lt;input type="button" value="</text:span><text:span text:style-name="T9">花子</text:span><text:span text:style-name="T9">" onclick="someone('</text:span><text:span text:style-name="T9">花子</text:span><text:span text:style-name="T9">');"&gt;</text:span></text:p>
            <text:p text:style-name="P9"><text:span text:style-name="T1"><text:s text:c="2"/></text:span><text:span text:style-name="T1">&lt;/body&gt;</text:span></text:p>
            <text:p text:style-name="P9"><text:span text:style-name="T1"/></text:p>
            <text:p text:style-name="P9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7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13.962cm" svg:y="9.359cm">
          <draw:text-box>
            <text:p text:style-name="P7"><text:span text:style-name="T3">ex06-7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3.633cm" svg:y="9.32cm">
          <draw:text-box>
            <text:p text:style-name="P7"><text:span text:style-name="T3">ex06-7.html</text:span></text:p>
          </draw:text-box>
        </draw:frame>
        <draw:frame draw:style-name="gr7" draw:text-style-name="P17" draw:layer="layout" svg:width="6.458cm" svg:height="4.814cm" svg:x="14.396cm" svg:y="10.585cm">
          <draw:text-box>
            <text:p text:style-name="P16"><text:span text:style-name="T9">var who = 'world';</text:span></text:p>
            <text:p text:style-name="P16"><text:span text:style-name="T9"/></text:p>
            <text:p text:style-name="P16"><text:span text:style-name="T9">function sayhello() {</text:span></text:p>
            <text:p text:style-name="P16"><text:span text:style-name="T9"><text:s text:c="2"/></text:span><text:span text:style-name="T5">alert('Hello, ' + who + '!');</text:span></text:p>
            <text:p text:style-name="P16"><text:span text:style-name="T9">}</text:span></text:p>
            <text:p text:style-name="P16"><text:span text:style-name="T9"/></text:p>
            <text:p text:style-name="P16"><text:span text:style-name="T9">function someone(x) {</text:span></text:p>
            <text:p text:style-name="P16"><text:span text:style-name="T9"><text:s text:c="2"/></text:span><text:span text:style-name="T9">who = x;</text:span></text:p>
            <text:p text:style-name="P16"><text:span text:style-name="T9">}</text:span></text:p>
          </draw:text-box>
        </draw:frame>
        <draw:custom-shape draw:style-name="gr18" draw:text-style-name="P1" draw:layer="Layout" svg:width="3.78cm" svg:height="1.088cm" svg:x="22.769cm" svg:y="2.71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.59cm" svg:height="0.726cm" svg:x="22.319cm" svg:y="2.071cm">
          <draw:text-box>
            <text:p text:style-name="P18"><text:span text:style-name="T7">var who</text:span></text:p>
          </draw:text-box>
        </draw:frame>
        <draw:custom-shape draw:style-name="gr19" draw:text-style-name="P14" draw:layer="Layout" svg:width="5.3cm" svg:height="2.658cm" svg:x="22.078cm" svg:y="4.247cm">
          <text:p text:style-name="P19"><text:span text:style-name="T7">function sayhello()</text:span></text:p>
          <text:p text:style-name="P19"><text:span text:style-name="T7">function someon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3.021cm" svg:height="0.673cm" svg:x="23.2cm" svg:y="2.884cm">
          <draw:text-box>
            <text:p text:style-name="P6"><text:span text:style-name="T2">world</text:span></text:p>
          </draw:text-box>
        </draw:frame>
        <draw:frame draw:style-name="gr20" draw:text-style-name="P20" draw:layer="layout" svg:width="3.297cm" svg:height="0.914cm" svg:x="10.754cm" svg:y="3.126cm">
          <draw:text-box>
            <text:p text:style-name="P22"><text:span text:style-name="T10">引数の練習</text:span></text:p>
          </draw:text-box>
        </draw:frame>
        <draw:custom-shape draw:style-name="gr24" draw:text-style-name="P21" draw:layer="Layout" svg:width="2.52cm" svg:height="1.001cm" svg:x="11.03cm" svg:y="4.179cm">
          <text:p text:style-name="P23"><text:span text:style-name="T10">あいさつ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2.52cm" svg:height="1.001cm" svg:x="10.961cm" svg:y="5.456cm">
          <text:p text:style-name="P23"><text:span text:style-name="T10">太郎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2.52cm" svg:height="1.001cm" svg:x="10.944cm" svg:y="6.854cm">
          <text:p text:style-name="P23"><text:span text:style-name="T10">花子</text:span></text:p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5.282cm" svg:height="0.864cm" svg:x="13.67cm" svg:y="4.264cm">
          <draw:text-box>
            <text:p text:style-name="P18"><text:span text:style-name="T7">onclick=”</text:span><text:span text:style-name="T11">sayhello()</text:span><text:span text:style-name="T7">;”</text:span></text:p>
          </draw:text-box>
        </draw:frame>
        <draw:frame draw:style-name="gr23" draw:text-style-name="P13" draw:layer="layout" svg:width="7.448cm" svg:height="1.165cm" svg:x="13.67cm" svg:y="5.541cm">
          <draw:text-box>
            <text:p text:style-name="P24"><text:span text:style-name="T7">onclick=”someone('</text:span><text:span text:style-name="T10">太郎</text:span><text:span text:style-name="T7">');”</text:span></text:p>
          </draw:text-box>
        </draw:frame>
        <draw:frame draw:style-name="gr23" draw:text-style-name="P13" draw:layer="layout" svg:width="6.574cm" svg:height="1.165cm" svg:x="13.67cm" svg:y="6.922cm">
          <draw:text-box>
            <text:p text:style-name="P18"><text:span text:style-name="T7">onclick=”someone('</text:span><text:span text:style-name="T10">花子</text:span><text:span text:style-name="T7">');”</text:span></text:p>
          </draw:text-box>
        </draw:frame>
        <draw:line draw:style-name="gr10" draw:text-style-name="P1" draw:layer="layout" svg:x1="18.33cm" svg:y1="5.092cm" svg:x2="18.555cm" svg:y2="11.652cm">
          <text:p/>
        </draw:line>
      </draw:page>
      <draw:page draw:name="page6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9"><text:span text:style-name="T1">&lt;!DOCTYPE html&gt;</text:span></text:p>
            <text:p text:style-name="P9"><text:span text:style-name="T1">&lt;html&gt;</text:span></text:p>
            <text:p text:style-name="P9"><text:span text:style-name="T1"/></text:p>
            <text:p text:style-name="P9"><text:span text:style-name="T1"><text:s text:c="2"/></text:span><text:span text:style-name="T1">&lt;head&gt;</text:span></text:p>
            <text:p text:style-name="P9"><text:span text:style-name="T1"><text:s text:c="4"/></text:span><text:span text:style-name="T1">&lt;meta charset="utf-8"&gt;</text:span></text:p>
            <text:p text:style-name="P9"><text:span text:style-name="T1"><text:s text:c="4"/></text:span><text:span text:style-name="T1">&lt;title&gt;</text:span><text:span text:style-name="T1">練習問題</text:span><text:span text:style-name="T1">06-7&lt;/title&gt;</text:span></text:p>
            <text:p text:style-name="P9"><text:span text:style-name="T1"><text:s text:c="4"/></text:span><text:span text:style-name="T1">&lt;script src="ex06-7.js"&gt;&lt;/script&gt;</text:span></text:p>
            <text:p text:style-name="P9"><text:span text:style-name="T1"><text:s text:c="2"/></text:span><text:span text:style-name="T1">&lt;/head&gt;</text:span></text:p>
            <text:p text:style-name="P9"><text:span text:style-name="T1"/></text:p>
            <text:p text:style-name="P9"><text:span text:style-name="T1"><text:s text:c="2"/></text:span><text:span text:style-name="T1">&lt;body&gt;</text:span></text:p>
            <text:p text:style-name="P9"><text:span text:style-name="T1"><text:s text:c="4"/></text:span><text:span text:style-name="T9">&lt;h1&gt;</text:span><text:span text:style-name="T9">引数の練習</text:span><text:span text:style-name="T9">&lt;/h1&gt;</text:span></text:p>
            <text:p text:style-name="P9"><text:span text:style-name="T9"><text:s text:c="4"/></text:span><text:span text:style-name="T9">&lt;input type="button" value="</text:span><text:span text:style-name="T9">あいさつ</text:span><text:span text:style-name="T9">" onclick="sayhello();"&gt;</text:span></text:p>
            <text:p text:style-name="P9"><text:span text:style-name="T9"><text:s text:c="4"/></text:span><text:span text:style-name="T9">&lt;input type="button" value="</text:span><text:span text:style-name="T9">太郎</text:span><text:span text:style-name="T9">" onclick="someone('</text:span><text:span text:style-name="T9">太郎</text:span><text:span text:style-name="T9">');"&gt;</text:span></text:p>
            <text:p text:style-name="P9"><text:span text:style-name="T9"><text:s text:c="4"/></text:span><text:span text:style-name="T9">&lt;input type="button" value="</text:span><text:span text:style-name="T9">花子</text:span><text:span text:style-name="T9">" onclick="someone('</text:span><text:span text:style-name="T9">花子</text:span><text:span text:style-name="T9">');"&gt;</text:span></text:p>
            <text:p text:style-name="P9"><text:span text:style-name="T1"><text:s text:c="2"/></text:span><text:span text:style-name="T1">&lt;/body&gt;</text:span></text:p>
            <text:p text:style-name="P9"><text:span text:style-name="T1"/></text:p>
            <text:p text:style-name="P9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7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13.962cm" svg:y="9.359cm">
          <draw:text-box>
            <text:p text:style-name="P7"><text:span text:style-name="T3">ex06-7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3.633cm" svg:y="9.32cm">
          <draw:text-box>
            <text:p text:style-name="P7"><text:span text:style-name="T3">ex06-7.html</text:span></text:p>
          </draw:text-box>
        </draw:frame>
        <draw:frame draw:style-name="gr7" draw:text-style-name="P17" draw:layer="layout" svg:width="6.458cm" svg:height="4.814cm" svg:x="14.396cm" svg:y="10.585cm">
          <draw:text-box>
            <text:p text:style-name="P16"><text:span text:style-name="T9">var who = 'world';</text:span></text:p>
            <text:p text:style-name="P16"><text:span text:style-name="T9"/></text:p>
            <text:p text:style-name="P16"><text:span text:style-name="T9">function sayhello() {</text:span></text:p>
            <text:p text:style-name="P16"><text:span text:style-name="T9"><text:s text:c="2"/></text:span><text:span text:style-name="T9">alert('Hello, ' + </text:span><text:span text:style-name="T5">who</text:span><text:span text:style-name="T9"> + '!');</text:span></text:p>
            <text:p text:style-name="P16"><text:span text:style-name="T9">}</text:span></text:p>
            <text:p text:style-name="P16"><text:span text:style-name="T9"/></text:p>
            <text:p text:style-name="P16"><text:span text:style-name="T9">function someone(x) {</text:span></text:p>
            <text:p text:style-name="P16"><text:span text:style-name="T9"><text:s text:c="2"/></text:span><text:span text:style-name="T9">who = x;</text:span></text:p>
            <text:p text:style-name="P16"><text:span text:style-name="T9">}</text:span></text:p>
          </draw:text-box>
        </draw:frame>
        <draw:custom-shape draw:style-name="gr26" draw:text-style-name="P1" draw:layer="Layout" svg:width="3.78cm" svg:height="1.088cm" svg:x="22.769cm" svg:y="2.71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.59cm" svg:height="0.726cm" svg:x="22.319cm" svg:y="2.071cm">
          <draw:text-box>
            <text:p text:style-name="P18"><text:span text:style-name="T7">var who</text:span></text:p>
          </draw:text-box>
        </draw:frame>
        <draw:custom-shape draw:style-name="gr19" draw:text-style-name="P14" draw:layer="Layout" svg:width="5.3cm" svg:height="2.658cm" svg:x="22.078cm" svg:y="4.247cm">
          <text:p text:style-name="P19"><text:span text:style-name="T7">function sayhello()</text:span></text:p>
          <text:p text:style-name="P19"><text:span text:style-name="T7">function someon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3.021cm" svg:height="0.673cm" svg:x="23.2cm" svg:y="2.884cm">
          <draw:text-box>
            <text:p text:style-name="P6"><text:span text:style-name="T2">world</text:span></text:p>
          </draw:text-box>
        </draw:frame>
        <draw:frame draw:style-name="gr20" draw:text-style-name="P20" draw:layer="layout" svg:width="3.297cm" svg:height="0.914cm" svg:x="10.754cm" svg:y="3.126cm">
          <draw:text-box>
            <text:p text:style-name="P22"><text:span text:style-name="T10">引数の練習</text:span></text:p>
          </draw:text-box>
        </draw:frame>
        <draw:custom-shape draw:style-name="gr27" draw:text-style-name="P21" draw:layer="Layout" svg:width="2.52cm" svg:height="1.001cm" svg:x="11.03cm" svg:y="4.179cm">
          <text:p text:style-name="P23"><text:span text:style-name="T10">あいさつ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2.52cm" svg:height="1.001cm" svg:x="10.961cm" svg:y="5.456cm">
          <text:p text:style-name="P23"><text:span text:style-name="T10">太郎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2.52cm" svg:height="1.001cm" svg:x="10.944cm" svg:y="6.854cm">
          <text:p text:style-name="P23"><text:span text:style-name="T10">花子</text:span></text:p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5.282cm" svg:height="0.864cm" svg:x="13.67cm" svg:y="4.264cm">
          <draw:text-box>
            <text:p text:style-name="P18"><text:span text:style-name="T7">onclick=”</text:span><text:span text:style-name="T12">sayhello()</text:span><text:span text:style-name="T7">;”</text:span></text:p>
          </draw:text-box>
        </draw:frame>
        <draw:frame draw:style-name="gr23" draw:text-style-name="P13" draw:layer="layout" svg:width="7.448cm" svg:height="1.165cm" svg:x="13.67cm" svg:y="5.541cm">
          <draw:text-box>
            <text:p text:style-name="P24"><text:span text:style-name="T7">onclick=”someone('</text:span><text:span text:style-name="T10">太郎</text:span><text:span text:style-name="T7">');”</text:span></text:p>
          </draw:text-box>
        </draw:frame>
        <draw:frame draw:style-name="gr23" draw:text-style-name="P13" draw:layer="layout" svg:width="6.574cm" svg:height="1.165cm" svg:x="13.67cm" svg:y="6.922cm">
          <draw:text-box>
            <text:p text:style-name="P18"><text:span text:style-name="T7">onclick=”someone('</text:span><text:span text:style-name="T10">花子</text:span><text:span text:style-name="T7">');”</text:span></text:p>
          </draw:text-box>
        </draw:frame>
        <draw:line draw:style-name="gr10" draw:text-style-name="P1" draw:layer="layout" svg:x1="23.095cm" svg:y1="3.626cm" svg:x2="18.228cm" svg:y2="11.825cm">
          <text:p/>
        </draw:line>
        <draw:custom-shape draw:style-name="gr28" draw:text-style-name="P1" draw:layer="layout" svg:width="4.557cm" svg:height="2.572cm" svg:x="12.359cm" svg:y="4.852cm">
          <text:p text:style-name="P1">Hello, world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81cm" svg:y1="11.981cm" svg:x2="14.189cm" svg:y2="7.217cm">
          <text:p/>
        </draw:line>
      </draw:page>
      <draw:page draw:name="page7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8.104cm" svg:x="3.806cm" svg:y="10.585cm">
          <draw:text-box>
            <text:p text:style-name="P9"><text:span text:style-name="T1">&lt;!DOCTYPE html&gt;</text:span></text:p>
            <text:p text:style-name="P9"><text:span text:style-name="T1">&lt;html&gt;</text:span></text:p>
            <text:p text:style-name="P9"><text:span text:style-name="T1"/></text:p>
            <text:p text:style-name="P9"><text:span text:style-name="T1"><text:s text:c="2"/></text:span><text:span text:style-name="T1">&lt;head&gt;</text:span></text:p>
            <text:p text:style-name="P9"><text:span text:style-name="T1"><text:s text:c="4"/></text:span><text:span text:style-name="T1">&lt;meta charset="utf-8"&gt;</text:span></text:p>
            <text:p text:style-name="P9"><text:span text:style-name="T1"><text:s text:c="4"/></text:span><text:span text:style-name="T1">&lt;title&gt;</text:span><text:span text:style-name="T1">練習問題</text:span><text:span text:style-name="T1">06-7&lt;/title&gt;</text:span></text:p>
            <text:p text:style-name="P9"><text:span text:style-name="T1"><text:s text:c="4"/></text:span><text:span text:style-name="T1">&lt;script src="ex06-7.js"&gt;&lt;/script&gt;</text:span></text:p>
            <text:p text:style-name="P9"><text:span text:style-name="T1"><text:s text:c="2"/></text:span><text:span text:style-name="T1">&lt;/head&gt;</text:span></text:p>
            <text:p text:style-name="P9"><text:span text:style-name="T1"/></text:p>
            <text:p text:style-name="P9"><text:span text:style-name="T1"><text:s text:c="2"/></text:span><text:span text:style-name="T1">&lt;body&gt;</text:span></text:p>
            <text:p text:style-name="P9"><text:span text:style-name="T1"><text:s text:c="4"/></text:span><text:span text:style-name="T9">&lt;h1&gt;</text:span><text:span text:style-name="T9">引数の練習</text:span><text:span text:style-name="T9">&lt;/h1&gt;</text:span></text:p>
            <text:p text:style-name="P9"><text:span text:style-name="T9"><text:s text:c="4"/></text:span><text:span text:style-name="T9">&lt;input type="button" value="</text:span><text:span text:style-name="T9">あいさつ</text:span><text:span text:style-name="T9">" onclick="sayhello();"&gt;</text:span></text:p>
            <text:p text:style-name="P9"><text:span text:style-name="T9"><text:s text:c="4"/></text:span><text:span text:style-name="T9">&lt;input type="button" value="</text:span><text:span text:style-name="T9">太郎</text:span><text:span text:style-name="T9">" onclick="someone('</text:span><text:span text:style-name="T9">太郎</text:span><text:span text:style-name="T9">');"&gt;</text:span></text:p>
            <text:p text:style-name="P9"><text:span text:style-name="T9"><text:s text:c="4"/></text:span><text:span text:style-name="T9">&lt;input type="button" value="</text:span><text:span text:style-name="T9">花子</text:span><text:span text:style-name="T9">" onclick="someone('</text:span><text:span text:style-name="T9">花子</text:span><text:span text:style-name="T9">');"&gt;</text:span></text:p>
            <text:p text:style-name="P9"><text:span text:style-name="T1"><text:s text:c="2"/></text:span><text:span text:style-name="T1">&lt;/body&gt;</text:span></text:p>
            <text:p text:style-name="P9"><text:span text:style-name="T1"/></text:p>
            <text:p text:style-name="P9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7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13.962cm" svg:y="9.359cm">
          <draw:text-box>
            <text:p text:style-name="P7"><text:span text:style-name="T3">ex06-7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3.633cm" svg:y="9.32cm">
          <draw:text-box>
            <text:p text:style-name="P7"><text:span text:style-name="T3">ex06-7.html</text:span></text:p>
          </draw:text-box>
        </draw:frame>
        <draw:frame draw:style-name="gr7" draw:text-style-name="P17" draw:layer="layout" svg:width="6.458cm" svg:height="4.814cm" svg:x="14.396cm" svg:y="10.585cm">
          <draw:text-box>
            <text:p text:style-name="P16"><text:span text:style-name="T9">var who = 'world';</text:span></text:p>
            <text:p text:style-name="P16"><text:span text:style-name="T9"/></text:p>
            <text:p text:style-name="P16"><text:span text:style-name="T9">function sayhello() {</text:span></text:p>
            <text:p text:style-name="P16"><text:span text:style-name="T9"><text:s text:c="2"/></text:span><text:span text:style-name="T9">alert('Hello, ' + who + '!');</text:span></text:p>
            <text:p text:style-name="P16"><text:span text:style-name="T9">}</text:span></text:p>
            <text:p text:style-name="P16"><text:span text:style-name="T9"/></text:p>
            <text:p text:style-name="P16"><text:span text:style-name="T9">function someone(x) {</text:span></text:p>
            <text:p text:style-name="P16"><text:span text:style-name="T9"><text:s text:c="2"/></text:span><text:span text:style-name="T9">who = x;</text:span></text:p>
            <text:p text:style-name="P16"><text:span text:style-name="T9">}</text:span></text:p>
          </draw:text-box>
        </draw:frame>
        <draw:custom-shape draw:style-name="gr18" draw:text-style-name="P1" draw:layer="Layout" svg:width="3.78cm" svg:height="1.088cm" svg:x="22.769cm" svg:y="2.71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.59cm" svg:height="0.726cm" svg:x="22.319cm" svg:y="2.071cm">
          <draw:text-box>
            <text:p text:style-name="P18"><text:span text:style-name="T7">var who</text:span></text:p>
          </draw:text-box>
        </draw:frame>
        <draw:custom-shape draw:style-name="gr19" draw:text-style-name="P14" draw:layer="Layout" svg:width="5.3cm" svg:height="2.658cm" svg:x="22.078cm" svg:y="4.247cm">
          <text:p text:style-name="P19"><text:span text:style-name="T7">function sayhello()</text:span></text:p>
          <text:p text:style-name="P19"><text:span text:style-name="T7">function someon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3.021cm" svg:height="0.673cm" svg:x="23.2cm" svg:y="2.884cm">
          <draw:text-box>
            <text:p text:style-name="P6"><text:span text:style-name="T2">world</text:span></text:p>
          </draw:text-box>
        </draw:frame>
        <draw:frame draw:style-name="gr20" draw:text-style-name="P20" draw:layer="layout" svg:width="3.297cm" svg:height="0.914cm" svg:x="10.754cm" svg:y="3.126cm">
          <draw:text-box>
            <text:p text:style-name="P22"><text:span text:style-name="T10">引数の練習</text:span></text:p>
          </draw:text-box>
        </draw:frame>
        <draw:custom-shape draw:style-name="gr27" draw:text-style-name="P21" draw:layer="Layout" svg:width="2.52cm" svg:height="1.001cm" svg:x="11.03cm" svg:y="4.179cm">
          <text:p text:style-name="P23"><text:span text:style-name="T10">あいさつ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52cm" svg:height="1.001cm" svg:x="10.961cm" svg:y="5.456cm">
          <text:p text:style-name="P23"><text:span text:style-name="T10">太郎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2.52cm" svg:height="1.001cm" svg:x="10.944cm" svg:y="6.854cm">
          <text:p text:style-name="P23"><text:span text:style-name="T10">花子</text:span></text:p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5.282cm" svg:height="0.864cm" svg:x="13.67cm" svg:y="4.264cm">
          <draw:text-box>
            <text:p text:style-name="P18"><text:span text:style-name="T7">onclick=”</text:span><text:span text:style-name="T12">sayhello()</text:span><text:span text:style-name="T7">;”</text:span></text:p>
          </draw:text-box>
        </draw:frame>
        <draw:frame draw:style-name="gr23" draw:text-style-name="P13" draw:layer="layout" svg:width="7.448cm" svg:height="1.165cm" svg:x="13.67cm" svg:y="5.541cm">
          <draw:text-box>
            <text:p text:style-name="P24"><text:span text:style-name="T7">onclick=”</text:span><text:span text:style-name="T11">someone('</text:span><text:span text:style-name="T13">太郎</text:span><text:span text:style-name="T11">')</text:span><text:span text:style-name="T7">;”</text:span></text:p>
          </draw:text-box>
        </draw:frame>
        <draw:frame draw:style-name="gr23" draw:text-style-name="P13" draw:layer="layout" svg:width="6.574cm" svg:height="1.165cm" svg:x="13.67cm" svg:y="6.922cm">
          <draw:text-box>
            <text:p text:style-name="P18"><text:span text:style-name="T7">onclick=”someone('</text:span><text:span text:style-name="T10">花子</text:span><text:span text:style-name="T7">');”</text:span></text:p>
          </draw:text-box>
        </draw:frame>
        <draw:line draw:style-name="gr10" draw:text-style-name="P1" draw:layer="layout" svg:x1="18.023cm" svg:y1="6.354cm" svg:x2="18.248cm" svg:y2="12.914cm">
          <text:p/>
        </draw:line>
        <draw:frame draw:style-name="gr29" draw:text-style-name="P25" draw:layer="layout" svg:width="7.767cm" svg:height="5.265cm" svg:x="1.52cm" svg:y="2.711cm">
          <draw:text-box>
            <text:p><text:span text:style-name="T4">「太郎」をクリック→「あいさつ」をクリックのケースと、「花子」をクリック→「あいさつ」をクリックのケースを選べるように。</text:span></text:p>
          </draw:text-box>
        </draw:frame>
      </draw:page>
      <draw:page draw:name="page8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9"><text:span text:style-name="T1">&lt;!DOCTYPE html&gt;</text:span></text:p>
            <text:p text:style-name="P9"><text:span text:style-name="T1">&lt;html&gt;</text:span></text:p>
            <text:p text:style-name="P9"><text:span text:style-name="T1"/></text:p>
            <text:p text:style-name="P9"><text:span text:style-name="T1"><text:s text:c="2"/></text:span><text:span text:style-name="T1">&lt;head&gt;</text:span></text:p>
            <text:p text:style-name="P9"><text:span text:style-name="T1"><text:s text:c="4"/></text:span><text:span text:style-name="T1">&lt;meta charset="utf-8"&gt;</text:span></text:p>
            <text:p text:style-name="P9"><text:span text:style-name="T1"><text:s text:c="4"/></text:span><text:span text:style-name="T1">&lt;title&gt;</text:span><text:span text:style-name="T1">練習問題</text:span><text:span text:style-name="T1">06-7&lt;/title&gt;</text:span></text:p>
            <text:p text:style-name="P9"><text:span text:style-name="T1"><text:s text:c="4"/></text:span><text:span text:style-name="T1">&lt;script src="ex06-7.js"&gt;&lt;/script&gt;</text:span></text:p>
            <text:p text:style-name="P9"><text:span text:style-name="T1"><text:s text:c="2"/></text:span><text:span text:style-name="T1">&lt;/head&gt;</text:span></text:p>
            <text:p text:style-name="P9"><text:span text:style-name="T1"/></text:p>
            <text:p text:style-name="P9"><text:span text:style-name="T1"><text:s text:c="2"/></text:span><text:span text:style-name="T1">&lt;body&gt;</text:span></text:p>
            <text:p text:style-name="P9"><text:span text:style-name="T1"><text:s text:c="4"/></text:span><text:span text:style-name="T9">&lt;h1&gt;</text:span><text:span text:style-name="T9">引数の練習</text:span><text:span text:style-name="T9">&lt;/h1&gt;</text:span></text:p>
            <text:p text:style-name="P9"><text:span text:style-name="T9"><text:s text:c="4"/></text:span><text:span text:style-name="T9">&lt;input type="button" value="</text:span><text:span text:style-name="T9">あいさつ</text:span><text:span text:style-name="T9">" onclick="sayhello();"&gt;</text:span></text:p>
            <text:p text:style-name="P9"><text:span text:style-name="T9"><text:s text:c="4"/></text:span><text:span text:style-name="T9">&lt;input type="button" value="</text:span><text:span text:style-name="T9">太郎</text:span><text:span text:style-name="T9">" onclick="someone('</text:span><text:span text:style-name="T9">太郎</text:span><text:span text:style-name="T9">');"&gt;</text:span></text:p>
            <text:p text:style-name="P9"><text:span text:style-name="T9"><text:s text:c="4"/></text:span><text:span text:style-name="T9">&lt;input type="button" value="</text:span><text:span text:style-name="T9">花子</text:span><text:span text:style-name="T9">" onclick="someone('</text:span><text:span text:style-name="T9">花子</text:span><text:span text:style-name="T9">');"&gt;</text:span></text:p>
            <text:p text:style-name="P9"><text:span text:style-name="T1"><text:s text:c="2"/></text:span><text:span text:style-name="T1">&lt;/body&gt;</text:span></text:p>
            <text:p text:style-name="P9"><text:span text:style-name="T1"/></text:p>
            <text:p text:style-name="P9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7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13.962cm" svg:y="9.359cm">
          <draw:text-box>
            <text:p text:style-name="P7"><text:span text:style-name="T3">ex06-7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3.633cm" svg:y="9.32cm">
          <draw:text-box>
            <text:p text:style-name="P7"><text:span text:style-name="T3">ex06-7.html</text:span></text:p>
          </draw:text-box>
        </draw:frame>
        <draw:frame draw:style-name="gr7" draw:text-style-name="P17" draw:layer="layout" svg:width="6.458cm" svg:height="4.814cm" svg:x="14.396cm" svg:y="10.585cm">
          <draw:text-box>
            <text:p text:style-name="P16"><text:span text:style-name="T9">var who = 'world';</text:span></text:p>
            <text:p text:style-name="P16"><text:span text:style-name="T9"/></text:p>
            <text:p text:style-name="P16"><text:span text:style-name="T9">function sayhello() {</text:span></text:p>
            <text:p text:style-name="P16"><text:span text:style-name="T9"><text:s text:c="2"/></text:span><text:span text:style-name="T9">alert('Hello, ' + who + '!');</text:span></text:p>
            <text:p text:style-name="P16"><text:span text:style-name="T9">}</text:span></text:p>
            <text:p text:style-name="P16"><text:span text:style-name="T9"/></text:p>
            <text:p text:style-name="P16"><text:span text:style-name="T9">function someone(</text:span><text:span text:style-name="T5">x</text:span><text:span text:style-name="T9">) {</text:span></text:p>
            <text:p text:style-name="P16"><text:span text:style-name="T9"><text:s text:c="2"/></text:span><text:span text:style-name="T9">who = x;</text:span></text:p>
            <text:p text:style-name="P16"><text:span text:style-name="T9">}</text:span></text:p>
          </draw:text-box>
        </draw:frame>
        <draw:custom-shape draw:style-name="gr18" draw:text-style-name="P1" draw:layer="Layout" svg:width="3.78cm" svg:height="1.088cm" svg:x="22.769cm" svg:y="2.71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.59cm" svg:height="0.726cm" svg:x="22.319cm" svg:y="2.071cm">
          <draw:text-box>
            <text:p text:style-name="P18"><text:span text:style-name="T7">var who</text:span></text:p>
          </draw:text-box>
        </draw:frame>
        <draw:custom-shape draw:style-name="gr19" draw:text-style-name="P14" draw:layer="Layout" svg:width="5.3cm" svg:height="2.658cm" svg:x="22.078cm" svg:y="4.247cm">
          <text:p text:style-name="P19"><text:span text:style-name="T7">function sayhello()</text:span></text:p>
          <text:p text:style-name="P19"><text:span text:style-name="T7">function someon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3.021cm" svg:height="0.673cm" svg:x="23.2cm" svg:y="2.884cm">
          <draw:text-box>
            <text:p text:style-name="P6"><text:span text:style-name="T2">world</text:span></text:p>
          </draw:text-box>
        </draw:frame>
        <draw:frame draw:style-name="gr20" draw:text-style-name="P20" draw:layer="layout" svg:width="3.297cm" svg:height="0.914cm" svg:x="10.754cm" svg:y="3.126cm">
          <draw:text-box>
            <text:p text:style-name="P22"><text:span text:style-name="T10">引数の練習</text:span></text:p>
          </draw:text-box>
        </draw:frame>
        <draw:custom-shape draw:style-name="gr27" draw:text-style-name="P21" draw:layer="Layout" svg:width="2.52cm" svg:height="1.001cm" svg:x="11.03cm" svg:y="4.179cm">
          <text:p text:style-name="P23"><text:span text:style-name="T10">あいさつ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2.52cm" svg:height="1.001cm" svg:x="10.961cm" svg:y="5.456cm">
          <text:p text:style-name="P23"><text:span text:style-name="T10">太郎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2.52cm" svg:height="1.001cm" svg:x="10.944cm" svg:y="6.854cm">
          <text:p text:style-name="P23"><text:span text:style-name="T10">花子</text:span></text:p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5.282cm" svg:height="0.864cm" svg:x="13.67cm" svg:y="4.264cm">
          <draw:text-box>
            <text:p text:style-name="P18"><text:span text:style-name="T7">onclick=”</text:span><text:span text:style-name="T12">sayhello()</text:span><text:span text:style-name="T7">;”</text:span></text:p>
          </draw:text-box>
        </draw:frame>
        <draw:frame draw:style-name="gr23" draw:text-style-name="P13" draw:layer="layout" svg:width="7.448cm" svg:height="1.165cm" svg:x="13.67cm" svg:y="5.541cm">
          <draw:text-box>
            <text:p text:style-name="P24"><text:span text:style-name="T7">onclick=”</text:span><text:span text:style-name="T12">someone(</text:span><text:span text:style-name="T11">'</text:span><text:span text:style-name="T13">太郎</text:span><text:span text:style-name="T11">'</text:span><text:span text:style-name="T12">)</text:span><text:span text:style-name="T7">;”</text:span></text:p>
          </draw:text-box>
        </draw:frame>
        <draw:frame draw:style-name="gr23" draw:text-style-name="P13" draw:layer="layout" svg:width="6.574cm" svg:height="1.165cm" svg:x="13.67cm" svg:y="6.922cm">
          <draw:text-box>
            <text:p text:style-name="P18"><text:span text:style-name="T7">onclick=”someone('</text:span><text:span text:style-name="T10">花子</text:span><text:span text:style-name="T7">');”</text:span></text:p>
          </draw:text-box>
        </draw:frame>
        <draw:line draw:style-name="gr10" draw:text-style-name="P1" draw:layer="layout" svg:x1="18.804cm" svg:y1="6.247cm" svg:x2="18.092cm" svg:y2="13.027cm">
          <text:p/>
        </draw:line>
        <draw:custom-shape draw:style-name="gr30" draw:text-style-name="P27" draw:layer="layout" svg:width="3.78cm" svg:height="1.088cm" svg:x="23.482cm" svg:y="12.258cm">
          <text:p text:style-name="P26"><text:span text:style-name="T14">太郎</text:span></text:p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.59cm" svg:height="0.726cm" svg:x="23.032cm" svg:y="11.619cm">
          <draw:text-box>
            <text:p text:style-name="P18"><text:span text:style-name="T7">var x</text:span></text:p>
          </draw:text-box>
        </draw:frame>
        <draw:line draw:style-name="gr10" draw:text-style-name="P1" draw:layer="layout" svg:x1="18.674cm" svg:y1="13.399cm" svg:x2="23.481cm" svg:y2="12.913cm">
          <text:p/>
        </draw:line>
      </draw:page>
      <draw:page draw:name="page9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9"><text:span text:style-name="T1">&lt;!DOCTYPE html&gt;</text:span></text:p>
            <text:p text:style-name="P9"><text:span text:style-name="T1">&lt;html&gt;</text:span></text:p>
            <text:p text:style-name="P9"><text:span text:style-name="T1"/></text:p>
            <text:p text:style-name="P9"><text:span text:style-name="T1"><text:s text:c="2"/></text:span><text:span text:style-name="T1">&lt;head&gt;</text:span></text:p>
            <text:p text:style-name="P9"><text:span text:style-name="T1"><text:s text:c="4"/></text:span><text:span text:style-name="T1">&lt;meta charset="utf-8"&gt;</text:span></text:p>
            <text:p text:style-name="P9"><text:span text:style-name="T1"><text:s text:c="4"/></text:span><text:span text:style-name="T1">&lt;title&gt;</text:span><text:span text:style-name="T1">練習問題</text:span><text:span text:style-name="T1">06-7&lt;/title&gt;</text:span></text:p>
            <text:p text:style-name="P9"><text:span text:style-name="T1"><text:s text:c="4"/></text:span><text:span text:style-name="T1">&lt;script src="ex06-7.js"&gt;&lt;/script&gt;</text:span></text:p>
            <text:p text:style-name="P9"><text:span text:style-name="T1"><text:s text:c="2"/></text:span><text:span text:style-name="T1">&lt;/head&gt;</text:span></text:p>
            <text:p text:style-name="P9"><text:span text:style-name="T1"/></text:p>
            <text:p text:style-name="P9"><text:span text:style-name="T1"><text:s text:c="2"/></text:span><text:span text:style-name="T1">&lt;body&gt;</text:span></text:p>
            <text:p text:style-name="P9"><text:span text:style-name="T1"><text:s text:c="4"/></text:span><text:span text:style-name="T9">&lt;h1&gt;</text:span><text:span text:style-name="T9">引数の練習</text:span><text:span text:style-name="T9">&lt;/h1&gt;</text:span></text:p>
            <text:p text:style-name="P9"><text:span text:style-name="T9"><text:s text:c="4"/></text:span><text:span text:style-name="T9">&lt;input type="button" value="</text:span><text:span text:style-name="T9">あいさつ</text:span><text:span text:style-name="T9">" onclick="sayhello();"&gt;</text:span></text:p>
            <text:p text:style-name="P9"><text:span text:style-name="T9"><text:s text:c="4"/></text:span><text:span text:style-name="T9">&lt;input type="button" value="</text:span><text:span text:style-name="T9">太郎</text:span><text:span text:style-name="T9">" onclick="someone('</text:span><text:span text:style-name="T9">太郎</text:span><text:span text:style-name="T9">');"&gt;</text:span></text:p>
            <text:p text:style-name="P9"><text:span text:style-name="T9"><text:s text:c="4"/></text:span><text:span text:style-name="T9">&lt;input type="button" value="</text:span><text:span text:style-name="T9">花子</text:span><text:span text:style-name="T9">" onclick="someone('</text:span><text:span text:style-name="T9">花子</text:span><text:span text:style-name="T9">');"&gt;</text:span></text:p>
            <text:p text:style-name="P9"><text:span text:style-name="T1"><text:s text:c="2"/></text:span><text:span text:style-name="T1">&lt;/body&gt;</text:span></text:p>
            <text:p text:style-name="P9"><text:span text:style-name="T1"/></text:p>
            <text:p text:style-name="P9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7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13.962cm" svg:y="9.359cm">
          <draw:text-box>
            <text:p text:style-name="P7"><text:span text:style-name="T3">ex06-7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3.633cm" svg:y="9.32cm">
          <draw:text-box>
            <text:p text:style-name="P7"><text:span text:style-name="T3">ex06-7.html</text:span></text:p>
          </draw:text-box>
        </draw:frame>
        <draw:frame draw:style-name="gr7" draw:text-style-name="P17" draw:layer="layout" svg:width="6.458cm" svg:height="4.814cm" svg:x="14.396cm" svg:y="10.585cm">
          <draw:text-box>
            <text:p text:style-name="P16"><text:span text:style-name="T9">var who = 'world';</text:span></text:p>
            <text:p text:style-name="P16"><text:span text:style-name="T9"/></text:p>
            <text:p text:style-name="P16"><text:span text:style-name="T9">function sayhello() {</text:span></text:p>
            <text:p text:style-name="P16"><text:span text:style-name="T9"><text:s text:c="2"/></text:span><text:span text:style-name="T9">alert('Hello, ' + who + '!');</text:span></text:p>
            <text:p text:style-name="P16"><text:span text:style-name="T9">}</text:span></text:p>
            <text:p text:style-name="P16"><text:span text:style-name="T9"/></text:p>
            <text:p text:style-name="P16"><text:span text:style-name="T9">function someone(x) {</text:span></text:p>
            <text:p text:style-name="P16"><text:span text:style-name="T9"><text:s text:c="2"/></text:span><text:span text:style-name="T5">who = x</text:span><text:span text:style-name="T9">;</text:span></text:p>
            <text:p text:style-name="P16"><text:span text:style-name="T9">}</text:span></text:p>
          </draw:text-box>
        </draw:frame>
        <draw:custom-shape draw:style-name="gr31" draw:text-style-name="P27" draw:layer="Layout" svg:width="3.78cm" svg:height="1.088cm" svg:x="22.769cm" svg:y="2.71cm">
          <text:p text:style-name="P1"><text:span text:style-name="T14">太郎</text:span></text:p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.59cm" svg:height="0.726cm" svg:x="22.319cm" svg:y="2.071cm">
          <draw:text-box>
            <text:p text:style-name="P18"><text:span text:style-name="T7">var who</text:span></text:p>
          </draw:text-box>
        </draw:frame>
        <draw:custom-shape draw:style-name="gr19" draw:text-style-name="P14" draw:layer="Layout" svg:width="5.3cm" svg:height="2.658cm" svg:x="22.078cm" svg:y="4.247cm">
          <text:p text:style-name="P19"><text:span text:style-name="T7">function sayhello()</text:span></text:p>
          <text:p text:style-name="P19"><text:span text:style-name="T7">function someon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0" draw:layer="layout" svg:width="3.297cm" svg:height="0.914cm" svg:x="10.754cm" svg:y="3.126cm">
          <draw:text-box>
            <text:p text:style-name="P22"><text:span text:style-name="T10">引数の練習</text:span></text:p>
          </draw:text-box>
        </draw:frame>
        <draw:custom-shape draw:style-name="gr27" draw:text-style-name="P21" draw:layer="Layout" svg:width="2.52cm" svg:height="1.001cm" svg:x="11.03cm" svg:y="4.179cm">
          <text:p text:style-name="P23"><text:span text:style-name="T10">あいさつ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2.52cm" svg:height="1.001cm" svg:x="10.961cm" svg:y="5.456cm">
          <text:p text:style-name="P23"><text:span text:style-name="T10">太郎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2.52cm" svg:height="1.001cm" svg:x="10.944cm" svg:y="6.854cm">
          <text:p text:style-name="P23"><text:span text:style-name="T10">花子</text:span></text:p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5.282cm" svg:height="0.864cm" svg:x="13.67cm" svg:y="4.264cm">
          <draw:text-box>
            <text:p text:style-name="P18"><text:span text:style-name="T7">onclick=”</text:span><text:span text:style-name="T12">sayhello()</text:span><text:span text:style-name="T7">;”</text:span></text:p>
          </draw:text-box>
        </draw:frame>
        <draw:frame draw:style-name="gr23" draw:text-style-name="P13" draw:layer="layout" svg:width="7.448cm" svg:height="1.165cm" svg:x="13.67cm" svg:y="5.541cm">
          <draw:text-box>
            <text:p text:style-name="P24"><text:span text:style-name="T7">onclick=”</text:span><text:span text:style-name="T12">someone('</text:span><text:span text:style-name="T15">太郎</text:span><text:span text:style-name="T12">')</text:span><text:span text:style-name="T7">;”</text:span></text:p>
          </draw:text-box>
        </draw:frame>
        <draw:frame draw:style-name="gr23" draw:text-style-name="P13" draw:layer="layout" svg:width="6.574cm" svg:height="1.165cm" svg:x="13.67cm" svg:y="6.922cm">
          <draw:text-box>
            <text:p text:style-name="P18"><text:span text:style-name="T7">onclick=”someone('</text:span><text:span text:style-name="T10">花子</text:span><text:span text:style-name="T7">');”</text:span></text:p>
          </draw:text-box>
        </draw:frame>
        <draw:line draw:style-name="gr10" draw:text-style-name="P1" draw:layer="layout" svg:x1="15.276cm" svg:y1="13.415cm" svg:x2="22.607cm" svg:y2="3.689cm">
          <text:p/>
        </draw:line>
        <draw:custom-shape draw:style-name="gr31" draw:text-style-name="P27" draw:layer="Layout" svg:width="3.78cm" svg:height="1.088cm" svg:x="23.482cm" svg:y="12.258cm">
          <text:p text:style-name="P26"><text:span text:style-name="T14">太郎</text:span></text:p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.59cm" svg:height="0.726cm" svg:x="23.032cm" svg:y="11.619cm">
          <draw:text-box>
            <text:p text:style-name="P18"><text:span text:style-name="T7">var x</text:span></text:p>
          </draw:text-box>
        </draw:frame>
        <draw:line draw:style-name="gr10" draw:text-style-name="P1" draw:layer="layout" svg:x1="23.351cm" svg:y1="12.962cm" svg:x2="16.344cm" svg:y2="13.609cm">
          <text:p/>
        </draw:line>
      </draw:page>
      <draw:page draw:name="page10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8.104cm" svg:x="3.806cm" svg:y="10.585cm">
          <draw:text-box>
            <text:p text:style-name="P9"><text:span text:style-name="T1">&lt;!DOCTYPE html&gt;</text:span></text:p>
            <text:p text:style-name="P9"><text:span text:style-name="T1">&lt;html&gt;</text:span></text:p>
            <text:p text:style-name="P9"><text:span text:style-name="T1"/></text:p>
            <text:p text:style-name="P9"><text:span text:style-name="T1"><text:s text:c="2"/></text:span><text:span text:style-name="T1">&lt;head&gt;</text:span></text:p>
            <text:p text:style-name="P9"><text:span text:style-name="T1"><text:s text:c="4"/></text:span><text:span text:style-name="T1">&lt;meta charset="utf-8"&gt;</text:span></text:p>
            <text:p text:style-name="P9"><text:span text:style-name="T1"><text:s text:c="4"/></text:span><text:span text:style-name="T1">&lt;title&gt;</text:span><text:span text:style-name="T1">練習問題</text:span><text:span text:style-name="T1">06-7&lt;/title&gt;</text:span></text:p>
            <text:p text:style-name="P9"><text:span text:style-name="T1"><text:s text:c="4"/></text:span><text:span text:style-name="T1">&lt;script src="ex06-7.js"&gt;&lt;/script&gt;</text:span></text:p>
            <text:p text:style-name="P9"><text:span text:style-name="T1"><text:s text:c="2"/></text:span><text:span text:style-name="T1">&lt;/head&gt;</text:span></text:p>
            <text:p text:style-name="P9"><text:span text:style-name="T1"/></text:p>
            <text:p text:style-name="P9"><text:span text:style-name="T1"><text:s text:c="2"/></text:span><text:span text:style-name="T1">&lt;body&gt;</text:span></text:p>
            <text:p text:style-name="P9"><text:span text:style-name="T1"><text:s text:c="4"/></text:span><text:span text:style-name="T9">&lt;h1&gt;</text:span><text:span text:style-name="T9">引数の練習</text:span><text:span text:style-name="T9">&lt;/h1&gt;</text:span></text:p>
            <text:p text:style-name="P9"><text:span text:style-name="T9"><text:s text:c="4"/></text:span><text:span text:style-name="T9">&lt;input type="button" value="</text:span><text:span text:style-name="T9">あいさつ</text:span><text:span text:style-name="T9">" onclick="sayhello();"&gt;</text:span></text:p>
            <text:p text:style-name="P9"><text:span text:style-name="T9"><text:s text:c="4"/></text:span><text:span text:style-name="T9">&lt;input type="button" value="</text:span><text:span text:style-name="T9">太郎</text:span><text:span text:style-name="T9">" onclick="someone('</text:span><text:span text:style-name="T9">太郎</text:span><text:span text:style-name="T9">');"&gt;</text:span></text:p>
            <text:p text:style-name="P9"><text:span text:style-name="T9"><text:s text:c="4"/></text:span><text:span text:style-name="T9">&lt;input type="button" value="</text:span><text:span text:style-name="T9">花子</text:span><text:span text:style-name="T9">" onclick="someone('</text:span><text:span text:style-name="T9">花子</text:span><text:span text:style-name="T9">');"&gt;</text:span></text:p>
            <text:p text:style-name="P9"><text:span text:style-name="T1"><text:s text:c="2"/></text:span><text:span text:style-name="T1">&lt;/body&gt;</text:span></text:p>
            <text:p text:style-name="P9"><text:span text:style-name="T1"/></text:p>
            <text:p text:style-name="P9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7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13.962cm" svg:y="9.359cm">
          <draw:text-box>
            <text:p text:style-name="P7"><text:span text:style-name="T3">ex06-7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3.633cm" svg:y="9.32cm">
          <draw:text-box>
            <text:p text:style-name="P7"><text:span text:style-name="T3">ex06-7.html</text:span></text:p>
          </draw:text-box>
        </draw:frame>
        <draw:frame draw:style-name="gr7" draw:text-style-name="P17" draw:layer="layout" svg:width="6.458cm" svg:height="4.814cm" svg:x="14.396cm" svg:y="10.585cm">
          <draw:text-box>
            <text:p text:style-name="P16"><text:span text:style-name="T9">var who = 'world';</text:span></text:p>
            <text:p text:style-name="P16"><text:span text:style-name="T9"/></text:p>
            <text:p text:style-name="P16"><text:span text:style-name="T9">function sayhello() {</text:span></text:p>
            <text:p text:style-name="P16"><text:span text:style-name="T9"><text:s text:c="2"/></text:span><text:span text:style-name="T5">alert('Hello, ' + who + '!');</text:span></text:p>
            <text:p text:style-name="P16"><text:span text:style-name="T9">}</text:span></text:p>
            <text:p text:style-name="P16"><text:span text:style-name="T9"/></text:p>
            <text:p text:style-name="P16"><text:span text:style-name="T9">function someone(x) {</text:span></text:p>
            <text:p text:style-name="P16"><text:span text:style-name="T9"><text:s text:c="2"/></text:span><text:span text:style-name="T9">who = x;</text:span></text:p>
            <text:p text:style-name="P16"><text:span text:style-name="T9">}</text:span></text:p>
          </draw:text-box>
        </draw:frame>
        <draw:custom-shape draw:style-name="gr32" draw:text-style-name="P27" draw:layer="Layout" svg:width="3.78cm" svg:height="1.088cm" svg:x="22.769cm" svg:y="2.71cm">
          <text:p text:style-name="P1"><text:span text:style-name="T14">太郎</text:span></text:p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.59cm" svg:height="0.726cm" svg:x="22.319cm" svg:y="2.071cm">
          <draw:text-box>
            <text:p text:style-name="P18"><text:span text:style-name="T7">var who</text:span></text:p>
          </draw:text-box>
        </draw:frame>
        <draw:custom-shape draw:style-name="gr19" draw:text-style-name="P14" draw:layer="Layout" svg:width="5.3cm" svg:height="2.658cm" svg:x="22.078cm" svg:y="4.247cm">
          <text:p text:style-name="P19"><text:span text:style-name="T7">function sayhello()</text:span></text:p>
          <text:p text:style-name="P19"><text:span text:style-name="T7">function someon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0" draw:layer="layout" svg:width="3.297cm" svg:height="0.914cm" svg:x="10.754cm" svg:y="3.126cm">
          <draw:text-box>
            <text:p text:style-name="P22"><text:span text:style-name="T10">引数の練習</text:span></text:p>
          </draw:text-box>
        </draw:frame>
        <draw:custom-shape draw:style-name="gr24" draw:text-style-name="P21" draw:layer="Layout" svg:width="2.52cm" svg:height="1.001cm" svg:x="11.03cm" svg:y="4.179cm">
          <text:p text:style-name="P23"><text:span text:style-name="T10">あいさつ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2.52cm" svg:height="1.001cm" svg:x="10.961cm" svg:y="5.456cm">
          <text:p text:style-name="P23"><text:span text:style-name="T10">太郎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2.52cm" svg:height="1.001cm" svg:x="10.944cm" svg:y="6.854cm">
          <text:p text:style-name="P23"><text:span text:style-name="T10">花子</text:span></text:p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5.282cm" svg:height="0.864cm" svg:x="13.67cm" svg:y="4.264cm">
          <draw:text-box>
            <text:p text:style-name="P18"><text:span text:style-name="T7">onclick=”</text:span><text:span text:style-name="T11">sayhello()</text:span><text:span text:style-name="T7">;”</text:span></text:p>
          </draw:text-box>
        </draw:frame>
        <draw:frame draw:style-name="gr23" draw:text-style-name="P13" draw:layer="layout" svg:width="7.448cm" svg:height="1.165cm" svg:x="13.67cm" svg:y="5.541cm">
          <draw:text-box>
            <text:p text:style-name="P24"><text:span text:style-name="T7">onclick=”someone('</text:span><text:span text:style-name="T10">太郎</text:span><text:span text:style-name="T7">');”</text:span></text:p>
          </draw:text-box>
        </draw:frame>
        <draw:frame draw:style-name="gr23" draw:text-style-name="P13" draw:layer="layout" svg:width="6.574cm" svg:height="1.165cm" svg:x="13.67cm" svg:y="6.922cm">
          <draw:text-box>
            <text:p text:style-name="P18"><text:span text:style-name="T7">onclick=”someone('</text:span><text:span text:style-name="T10">花子</text:span><text:span text:style-name="T7">');”</text:span></text:p>
          </draw:text-box>
        </draw:frame>
        <draw:line draw:style-name="gr10" draw:text-style-name="P1" draw:layer="layout" svg:x1="18.33cm" svg:y1="5.092cm" svg:x2="18.555cm" svg:y2="11.652cm">
          <text:p/>
        </draw:line>
      </draw:page>
      <draw:page draw:name="page11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9"><text:span text:style-name="T1">&lt;!DOCTYPE html&gt;</text:span></text:p>
            <text:p text:style-name="P9"><text:span text:style-name="T1">&lt;html&gt;</text:span></text:p>
            <text:p text:style-name="P9"><text:span text:style-name="T1"/></text:p>
            <text:p text:style-name="P9"><text:span text:style-name="T1"><text:s text:c="2"/></text:span><text:span text:style-name="T1">&lt;head&gt;</text:span></text:p>
            <text:p text:style-name="P9"><text:span text:style-name="T1"><text:s text:c="4"/></text:span><text:span text:style-name="T1">&lt;meta charset="utf-8"&gt;</text:span></text:p>
            <text:p text:style-name="P9"><text:span text:style-name="T1"><text:s text:c="4"/></text:span><text:span text:style-name="T1">&lt;title&gt;</text:span><text:span text:style-name="T1">練習問題</text:span><text:span text:style-name="T1">06-7&lt;/title&gt;</text:span></text:p>
            <text:p text:style-name="P9"><text:span text:style-name="T1"><text:s text:c="4"/></text:span><text:span text:style-name="T1">&lt;script src="ex06-7.js"&gt;&lt;/script&gt;</text:span></text:p>
            <text:p text:style-name="P9"><text:span text:style-name="T1"><text:s text:c="2"/></text:span><text:span text:style-name="T1">&lt;/head&gt;</text:span></text:p>
            <text:p text:style-name="P9"><text:span text:style-name="T1"/></text:p>
            <text:p text:style-name="P9"><text:span text:style-name="T1"><text:s text:c="2"/></text:span><text:span text:style-name="T1">&lt;body&gt;</text:span></text:p>
            <text:p text:style-name="P9"><text:span text:style-name="T1"><text:s text:c="4"/></text:span><text:span text:style-name="T9">&lt;h1&gt;</text:span><text:span text:style-name="T9">引数の練習</text:span><text:span text:style-name="T9">&lt;/h1&gt;</text:span></text:p>
            <text:p text:style-name="P9"><text:span text:style-name="T9"><text:s text:c="4"/></text:span><text:span text:style-name="T9">&lt;input type="button" value="</text:span><text:span text:style-name="T9">あいさつ</text:span><text:span text:style-name="T9">" onclick="sayhello();"&gt;</text:span></text:p>
            <text:p text:style-name="P9"><text:span text:style-name="T9"><text:s text:c="4"/></text:span><text:span text:style-name="T9">&lt;input type="button" value="</text:span><text:span text:style-name="T9">太郎</text:span><text:span text:style-name="T9">" onclick="someone('</text:span><text:span text:style-name="T9">太郎</text:span><text:span text:style-name="T9">');"&gt;</text:span></text:p>
            <text:p text:style-name="P9"><text:span text:style-name="T9"><text:s text:c="4"/></text:span><text:span text:style-name="T9">&lt;input type="button" value="</text:span><text:span text:style-name="T9">花子</text:span><text:span text:style-name="T9">" onclick="someone('</text:span><text:span text:style-name="T9">花子</text:span><text:span text:style-name="T9">');"&gt;</text:span></text:p>
            <text:p text:style-name="P9"><text:span text:style-name="T1"><text:s text:c="2"/></text:span><text:span text:style-name="T1">&lt;/body&gt;</text:span></text:p>
            <text:p text:style-name="P9"><text:span text:style-name="T1"/></text:p>
            <text:p text:style-name="P9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7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13.962cm" svg:y="9.359cm">
          <draw:text-box>
            <text:p text:style-name="P7"><text:span text:style-name="T3">ex06-7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3.633cm" svg:y="9.32cm">
          <draw:text-box>
            <text:p text:style-name="P7"><text:span text:style-name="T3">ex06-7.html</text:span></text:p>
          </draw:text-box>
        </draw:frame>
        <draw:frame draw:style-name="gr7" draw:text-style-name="P17" draw:layer="layout" svg:width="6.458cm" svg:height="4.814cm" svg:x="14.396cm" svg:y="10.585cm">
          <draw:text-box>
            <text:p text:style-name="P16"><text:span text:style-name="T9">var who = 'world';</text:span></text:p>
            <text:p text:style-name="P16"><text:span text:style-name="T9"/></text:p>
            <text:p text:style-name="P16"><text:span text:style-name="T9">function sayhello() {</text:span></text:p>
            <text:p text:style-name="P16"><text:span text:style-name="T9"><text:s text:c="2"/></text:span><text:span text:style-name="T9">alert('Hello, ' + </text:span><text:span text:style-name="T5">who</text:span><text:span text:style-name="T9"> + '!');</text:span></text:p>
            <text:p text:style-name="P16"><text:span text:style-name="T9">}</text:span></text:p>
            <text:p text:style-name="P16"><text:span text:style-name="T9"/></text:p>
            <text:p text:style-name="P16"><text:span text:style-name="T9">function someone(x) {</text:span></text:p>
            <text:p text:style-name="P16"><text:span text:style-name="T9"><text:s text:c="2"/></text:span><text:span text:style-name="T9">who = x;</text:span></text:p>
            <text:p text:style-name="P16"><text:span text:style-name="T9">}</text:span></text:p>
          </draw:text-box>
        </draw:frame>
        <draw:custom-shape draw:style-name="gr31" draw:text-style-name="P27" draw:layer="Layout" svg:width="3.78cm" svg:height="1.088cm" svg:x="22.769cm" svg:y="2.71cm">
          <text:p text:style-name="P1"><text:span text:style-name="T14">太郎</text:span></text:p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.59cm" svg:height="0.726cm" svg:x="22.319cm" svg:y="2.071cm">
          <draw:text-box>
            <text:p text:style-name="P18"><text:span text:style-name="T7">var who</text:span></text:p>
          </draw:text-box>
        </draw:frame>
        <draw:custom-shape draw:style-name="gr19" draw:text-style-name="P14" draw:layer="Layout" svg:width="5.3cm" svg:height="2.658cm" svg:x="22.078cm" svg:y="4.247cm">
          <text:p text:style-name="P19"><text:span text:style-name="T7">function sayhello()</text:span></text:p>
          <text:p text:style-name="P19"><text:span text:style-name="T7">function someon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0" draw:layer="layout" svg:width="3.297cm" svg:height="0.914cm" svg:x="10.754cm" svg:y="3.126cm">
          <draw:text-box>
            <text:p text:style-name="P22"><text:span text:style-name="T10">引数の練習</text:span></text:p>
          </draw:text-box>
        </draw:frame>
        <draw:custom-shape draw:style-name="gr27" draw:text-style-name="P21" draw:layer="Layout" svg:width="2.52cm" svg:height="1.001cm" svg:x="11.03cm" svg:y="4.179cm">
          <text:p text:style-name="P23"><text:span text:style-name="T10">あいさつ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2.52cm" svg:height="1.001cm" svg:x="10.961cm" svg:y="5.456cm">
          <text:p text:style-name="P23"><text:span text:style-name="T10">太郎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2.52cm" svg:height="1.001cm" svg:x="10.944cm" svg:y="6.854cm">
          <text:p text:style-name="P23"><text:span text:style-name="T10">花子</text:span></text:p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5.282cm" svg:height="0.864cm" svg:x="13.67cm" svg:y="4.264cm">
          <draw:text-box>
            <text:p text:style-name="P18"><text:span text:style-name="T7">onclick=”</text:span><text:span text:style-name="T12">sayhello()</text:span><text:span text:style-name="T7">;”</text:span></text:p>
          </draw:text-box>
        </draw:frame>
        <draw:frame draw:style-name="gr23" draw:text-style-name="P13" draw:layer="layout" svg:width="7.448cm" svg:height="1.165cm" svg:x="13.67cm" svg:y="5.541cm">
          <draw:text-box>
            <text:p text:style-name="P24"><text:span text:style-name="T7">onclick=”someone('</text:span><text:span text:style-name="T10">太郎</text:span><text:span text:style-name="T7">');”</text:span></text:p>
          </draw:text-box>
        </draw:frame>
        <draw:frame draw:style-name="gr23" draw:text-style-name="P13" draw:layer="layout" svg:width="6.574cm" svg:height="1.165cm" svg:x="13.67cm" svg:y="6.922cm">
          <draw:text-box>
            <text:p text:style-name="P18"><text:span text:style-name="T7">onclick=”someone('</text:span><text:span text:style-name="T10">花子</text:span><text:span text:style-name="T7">');”</text:span></text:p>
          </draw:text-box>
        </draw:frame>
        <draw:line draw:style-name="gr10" draw:text-style-name="P1" draw:layer="layout" svg:x1="23.095cm" svg:y1="3.626cm" svg:x2="18.228cm" svg:y2="11.825cm">
          <text:p/>
        </draw:line>
        <draw:custom-shape draw:style-name="gr33" draw:text-style-name="P28" draw:layer="Layout" svg:width="4.557cm" svg:height="2.572cm" svg:x="12.359cm" svg:y="4.852cm">
          <text:p text:style-name="P28">Hello, <text:span text:style-name="T16">太郎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81cm" svg:y1="11.981cm" svg:x2="14.189cm" svg:y2="7.2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variable"/>
    <style:font-face style:name="IPA Pゴシック2" svg:font-family="'IPA Pゴシック', IPAPGothic" style:font-adornments="標準" style:font-family-generic="moder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Hiragino Kaku Gothic Pro1" svg:font-family="'Hiragino Kaku Gothic Pro'" style:font-family-generic="swiss" style:font-pitch="variable"/>
    <style:font-face style:name="Hiragino Kaku Gothic Pro" svg:font-family="'Hiragino Kaku Gothic Pro'" style:font-adornments="標準" style:font-family-generic="swiss" style:font-pitch="variable"/>
    <style:font-face style:name="IPA Pゴシック3" svg:font-family="'IPA Pゴシック', IPAPGothic" style:font-adornments="標準" style:font-family-generic="swiss" style:font-pitch="variable"/>
    <style:font-face style:name="IPAPGothic" svg:font-family="IPAPGothic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ja" style:country-asian="JP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 Pゴシック2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  <style:master-page style:name="Draw4ja_5f_" style:display-name="Draw4ja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MacOSX_x86 LibreOffice_project/8a35821d8636a03b8bf4e15b48f59794652c68ba</meta:generator>
    <meta:creation-date>2016-02-06T19:26:00.030088000</meta:creation-date>
    <meta:editing-cycles>1</meta:editing-cycles>
    <meta:editing-duration>P0D</meta:editing-duration>
    <meta:document-statistic meta:object-count="223"/>
    <meta:user-defined meta:name="Info 1"/>
    <meta:user-defined meta:name="Info 2"/>
    <meta:user-defined meta:name="Info 3"/>
    <meta:user-defined meta:name="Info 4"/>
  </office:meta>
</office:document-meta>
</file>